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1-01T00:00:00" table:style-name="ce5">
            <text:p>2020/1/1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42129" table:style-name="ce6">
            <text:p>42,129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7076" table:style-name="ce6">
            <text:p>27,076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20066" table:style-name="ce6">
            <text:p>20,066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59186" table:style-name="ce6">
            <text:p>159,186<text:s/></text:p>
          </table:table-cell>
          <table:table-cell office:value-type="float" office:value="45261" table:style-name="ce6">
            <text:p>45,261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33111" table:style-name="ce6">
            <text:p>33,111<text:s/></text:p>
          </table:table-cell>
          <table:table-cell office:value-type="float" office:value="27425" table:style-name="ce6">
            <text:p>27,425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40856" table:style-name="ce6">
            <text:p>40,856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44285" table:style-name="ce6">
            <text:p>44,285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36451" table:style-name="ce6">
            <text:p>36,451<text:s/></text:p>
          </table:table-cell>
          <table:table-cell office:value-type="float" office:value="90210" table:style-name="ce6">
            <text:p>90,210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28539" table:style-name="ce6">
            <text:p>28,539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61254" table:style-name="ce6">
            <text:p>61,254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33948" table:style-name="ce6">
            <text:p>33,948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20078" table:style-name="ce6">
            <text:p>20,078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2T00:00:00" table:style-name="ce5">
            <text:p>2020/1/2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47151" table:style-name="ce6">
            <text:p>47,151<text:s/></text:p>
          </table:table-cell>
          <table:table-cell office:value-type="float" office:value="47445" table:style-name="ce6">
            <text:p>47,445<text:s/></text:p>
          </table:table-cell>
          <table:table-cell office:value-type="float" office:value="29383" table:style-name="ce6">
            <text:p>29,383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20139" table:style-name="ce6">
            <text:p>20,139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35594" table:style-name="ce6">
            <text:p>35,59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22970" table:style-name="ce6">
            <text:p>22,970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29068" table:style-name="ce6">
            <text:p>29,068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36191" table:style-name="ce6">
            <text:p>36,191<text:s/></text:p>
          </table:table-cell>
          <table:table-cell office:value-type="float" office:value="32673" table:style-name="ce6">
            <text:p>32,673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40415" table:style-name="ce6">
            <text:p>40,415<text:s/></text:p>
          </table:table-cell>
          <table:table-cell office:value-type="float" office:value="29416" table:style-name="ce6">
            <text:p>29,416<text:s/></text:p>
          </table:table-cell>
          <table:table-cell office:value-type="float" office:value="27241" table:style-name="ce6">
            <text:p>27,241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27764" table:style-name="ce6">
            <text:p>27,764<text:s/></text:p>
          </table:table-cell>
          <table:table-cell office:value-type="float" office:value="151036" table:style-name="ce6">
            <text:p>151,036<text:s/></text:p>
          </table:table-cell>
          <table:table-cell office:value-type="float" office:value="47069" table:style-name="ce6">
            <text:p>47,069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29658" table:style-name="ce6">
            <text:p>29,658<text:s/></text:p>
          </table:table-cell>
          <table:table-cell office:value-type="float" office:value="35207" table:style-name="ce6">
            <text:p>35,207<text:s/></text:p>
          </table:table-cell>
          <table:table-cell office:value-type="float" office:value="33357" table:style-name="ce6">
            <text:p>33,357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34285" table:style-name="ce6">
            <text:p>34,285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39120" table:style-name="ce6">
            <text:p>39,120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29868" table:style-name="ce6">
            <text:p>29,868<text:s/></text:p>
          </table:table-cell>
          <table:table-cell office:value-type="float" office:value="44228" table:style-name="ce6">
            <text:p>44,228<text:s/></text:p>
          </table:table-cell>
          <table:table-cell office:value-type="float" office:value="44324" table:style-name="ce6">
            <text:p>44,324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34602" table:style-name="ce6">
            <text:p>34,602<text:s/></text:p>
          </table:table-cell>
          <table:table-cell office:value-type="float" office:value="76529" table:style-name="ce6">
            <text:p>76,529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36167" table:style-name="ce6">
            <text:p>36,167<text:s/></text:p>
          </table:table-cell>
          <table:table-cell office:value-type="float" office:value="39629" table:style-name="ce6">
            <text:p>39,629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67714" table:style-name="ce6">
            <text:p>67,714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20843" table:style-name="ce6">
            <text:p>20,843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36306" table:style-name="ce6">
            <text:p>36,306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45954" table:style-name="ce6">
            <text:p>45,954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7563" table:style-name="ce6">
            <text:p>27,563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9810" table:style-name="ce6">
            <text:p>19,810<text:s/></text:p>
          </table:table-cell>
          <table:table-cell office:value-type="float" office:value="34359" table:style-name="ce6">
            <text:p>34,359<text:s/></text:p>
          </table:table-cell>
          <table:table-cell office:value-type="float" office:value="30561" table:style-name="ce6">
            <text:p>30,561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3T00:00:00" table:style-name="ce5">
            <text:p>2020/1/3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51301" table:style-name="ce6">
            <text:p>51,301<text:s/></text:p>
          </table:table-cell>
          <table:table-cell office:value-type="float" office:value="53855" table:style-name="ce6">
            <text:p>53,855<text:s/></text:p>
          </table:table-cell>
          <table:table-cell office:value-type="float" office:value="31000" table:style-name="ce6">
            <text:p>31,000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38049" table:style-name="ce6">
            <text:p>38,049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37850" table:style-name="ce6">
            <text:p>37,850<text:s/></text:p>
          </table:table-cell>
          <table:table-cell office:value-type="float" office:value="33677" table:style-name="ce6">
            <text:p>33,677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42280" table:style-name="ce6">
            <text:p>42,280<text:s/></text:p>
          </table:table-cell>
          <table:table-cell office:value-type="float" office:value="30844" table:style-name="ce6">
            <text:p>30,844<text:s/></text:p>
          </table:table-cell>
          <table:table-cell office:value-type="float" office:value="28820" table:style-name="ce6">
            <text:p>28,820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28332" table:style-name="ce6">
            <text:p>28,332<text:s/></text:p>
          </table:table-cell>
          <table:table-cell office:value-type="float" office:value="176847" table:style-name="ce6">
            <text:p>176,847<text:s/></text:p>
          </table:table-cell>
          <table:table-cell office:value-type="float" office:value="52825" table:style-name="ce6">
            <text:p>52,825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31871" table:style-name="ce6">
            <text:p>31,871<text:s/></text:p>
          </table:table-cell>
          <table:table-cell office:value-type="float" office:value="37324" table:style-name="ce6">
            <text:p>37,324<text:s/></text:p>
          </table:table-cell>
          <table:table-cell office:value-type="float" office:value="34758" table:style-name="ce6">
            <text:p>34,758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35596" table:style-name="ce6">
            <text:p>35,596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39312" table:style-name="ce6">
            <text:p>39,312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6977" table:style-name="ce6">
            <text:p>26,977<text:s/></text:p>
          </table:table-cell>
          <table:table-cell office:value-type="float" office:value="32750" table:style-name="ce6">
            <text:p>32,750<text:s/></text:p>
          </table:table-cell>
          <table:table-cell office:value-type="float" office:value="48964" table:style-name="ce6">
            <text:p>48,964<text:s/></text:p>
          </table:table-cell>
          <table:table-cell office:value-type="float" office:value="46655" table:style-name="ce6">
            <text:p>46,655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36222" table:style-name="ce6">
            <text:p>36,222<text:s/></text:p>
          </table:table-cell>
          <table:table-cell office:value-type="float" office:value="86552" table:style-name="ce6">
            <text:p>86,552<text:s/></text:p>
          </table:table-cell>
          <table:table-cell office:value-type="float" office:value="27910" table:style-name="ce6">
            <text:p>27,910<text:s/></text:p>
          </table:table-cell>
          <table:table-cell office:value-type="float" office:value="38868" table:style-name="ce6">
            <text:p>38,868<text:s/></text:p>
          </table:table-cell>
          <table:table-cell office:value-type="float" office:value="43763" table:style-name="ce6">
            <text:p>43,763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77079" table:style-name="ce6">
            <text:p>77,079<text:s/></text:p>
          </table:table-cell>
          <table:table-cell office:value-type="float" office:value="23468" table:style-name="ce6">
            <text:p>23,468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41392" table:style-name="ce6">
            <text:p>41,392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48529" table:style-name="ce6">
            <text:p>48,529<text:s/></text:p>
          </table:table-cell>
          <table:table-cell office:value-type="float" office:value="32864" table:style-name="ce6">
            <text:p>32,864<text:s/></text:p>
          </table:table-cell>
          <table:table-cell office:value-type="float" office:value="29096" table:style-name="ce6">
            <text:p>29,096<text:s/></text:p>
          </table:table-cell>
          <table:table-cell office:value-type="float" office:value="30132" table:style-name="ce6">
            <text:p>30,132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20993" table:style-name="ce6">
            <text:p>20,993<text:s/></text:p>
          </table:table-cell>
          <table:table-cell office:value-type="float" office:value="35113" table:style-name="ce6">
            <text:p>35,113<text:s/></text:p>
          </table:table-cell>
          <table:table-cell office:value-type="float" office:value="33007" table:style-name="ce6">
            <text:p>33,007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4T00:00:00" table:style-name="ce5">
            <text:p>2020/1/4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51875" table:style-name="ce6">
            <text:p>51,875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6973" table:style-name="ce6">
            <text:p>16,973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29645" table:style-name="ce6">
            <text:p>29,645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29360" table:style-name="ce6">
            <text:p>29,360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35534" table:style-name="ce6">
            <text:p>35,534<text:s/></text:p>
          </table:table-cell>
          <table:table-cell office:value-type="float" office:value="25407" table:style-name="ce6">
            <text:p>25,407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9978" table:style-name="ce6">
            <text:p>19,978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66996" table:style-name="ce6">
            <text:p>166,996<text:s/></text:p>
          </table:table-cell>
          <table:table-cell office:value-type="float" office:value="52870" table:style-name="ce6">
            <text:p>52,870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32561" table:style-name="ce6">
            <text:p>32,561<text:s/></text:p>
          </table:table-cell>
          <table:table-cell office:value-type="float" office:value="36372" table:style-name="ce6">
            <text:p>36,372<text:s/></text:p>
          </table:table-cell>
          <table:table-cell office:value-type="float" office:value="31615" table:style-name="ce6">
            <text:p>31,615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30432" table:style-name="ce6">
            <text:p>30,432<text:s/></text:p>
          </table:table-cell>
          <table:table-cell office:value-type="float" office:value="44128" table:style-name="ce6">
            <text:p>44,128<text:s/></text:p>
          </table:table-cell>
          <table:table-cell office:value-type="float" office:value="36137" table:style-name="ce6">
            <text:p>36,137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35676" table:style-name="ce6">
            <text:p>35,676<text:s/></text:p>
          </table:table-cell>
          <table:table-cell office:value-type="float" office:value="89185" table:style-name="ce6">
            <text:p>89,185<text:s/></text:p>
          </table:table-cell>
          <table:table-cell office:value-type="float" office:value="20170" table:style-name="ce6">
            <text:p>20,170<text:s/></text:p>
          </table:table-cell>
          <table:table-cell office:value-type="float" office:value="35413" table:style-name="ce6">
            <text:p>35,413<text:s/></text:p>
          </table:table-cell>
          <table:table-cell office:value-type="float" office:value="38892" table:style-name="ce6">
            <text:p>38,892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65591" table:style-name="ce6">
            <text:p>65,591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20332" table:style-name="ce6">
            <text:p>20,332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38723" table:style-name="ce6">
            <text:p>38,723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23033" table:style-name="ce6">
            <text:p>23,033<text:s/></text:p>
          </table:table-cell>
          <table:table-cell office:value-type="float" office:value="18560" table:style-name="ce6">
            <text:p>18,560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2626" table:style-name="ce6">
            <text:p>12,626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29516" table:style-name="ce6">
            <text:p>29,516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5T00:00:00" table:style-name="ce5">
            <text:p>2020/1/5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41142" table:style-name="ce6">
            <text:p>41,142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29799" table:style-name="ce6">
            <text:p>29,799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54065" table:style-name="ce6">
            <text:p>154,065<text:s/></text:p>
          </table:table-cell>
          <table:table-cell office:value-type="float" office:value="42717" table:style-name="ce6">
            <text:p>42,717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18250" table:style-name="ce6">
            <text:p>18,250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30816" table:style-name="ce6">
            <text:p>30,816<text:s/></text:p>
          </table:table-cell>
          <table:table-cell office:value-type="float" office:value="25592" table:style-name="ce6">
            <text:p>25,592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6940" table:style-name="ce6">
            <text:p>16,940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37856" table:style-name="ce6">
            <text:p>37,856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39093" table:style-name="ce6">
            <text:p>39,093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20472" table:style-name="ce6">
            <text:p>20,472<text:s/></text:p>
          </table:table-cell>
          <table:table-cell office:value-type="float" office:value="29775" table:style-name="ce6">
            <text:p>29,775<text:s/></text:p>
          </table:table-cell>
          <table:table-cell office:value-type="float" office:value="75296" table:style-name="ce6">
            <text:p>75,296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29366" table:style-name="ce6">
            <text:p>29,366<text:s/></text:p>
          </table:table-cell>
          <table:table-cell office:value-type="float" office:value="29053" table:style-name="ce6">
            <text:p>29,053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53283" table:style-name="ce6">
            <text:p>53,283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32222" table:style-name="ce6">
            <text:p>32,222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4284" table:style-name="ce6">
            <text:p>24,284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6T00:00:00" table:style-name="ce5">
            <text:p>2020/1/6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46600" table:style-name="ce6">
            <text:p>46,600<text:s/></text:p>
          </table:table-cell>
          <table:table-cell office:value-type="float" office:value="44455" table:style-name="ce6">
            <text:p>44,455<text:s/></text:p>
          </table:table-cell>
          <table:table-cell office:value-type="float" office:value="28281" table:style-name="ce6">
            <text:p>28,281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9939" table:style-name="ce6">
            <text:p>19,939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26567" table:style-name="ce6">
            <text:p>26,567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35425" table:style-name="ce6">
            <text:p>35,425<text:s/></text:p>
          </table:table-cell>
          <table:table-cell office:value-type="float" office:value="27857" table:style-name="ce6">
            <text:p>27,857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39982" table:style-name="ce6">
            <text:p>39,982<text:s/></text:p>
          </table:table-cell>
          <table:table-cell office:value-type="float" office:value="29052" table:style-name="ce6">
            <text:p>29,052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139918" table:style-name="ce6">
            <text:p>139,918<text:s/></text:p>
          </table:table-cell>
          <table:table-cell office:value-type="float" office:value="41818" table:style-name="ce6">
            <text:p>41,818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28143" table:style-name="ce6">
            <text:p>28,143<text:s/></text:p>
          </table:table-cell>
          <table:table-cell office:value-type="float" office:value="32008" table:style-name="ce6">
            <text:p>32,008<text:s/></text:p>
          </table:table-cell>
          <table:table-cell office:value-type="float" office:value="30662" table:style-name="ce6">
            <text:p>30,662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34839" table:style-name="ce6">
            <text:p>34,839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35305" table:style-name="ce6">
            <text:p>35,305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43229" table:style-name="ce6">
            <text:p>43,229<text:s/></text:p>
          </table:table-cell>
          <table:table-cell office:value-type="float" office:value="43780" table:style-name="ce6">
            <text:p>43,780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31951" table:style-name="ce6">
            <text:p>31,951<text:s/></text:p>
          </table:table-cell>
          <table:table-cell office:value-type="float" office:value="70026" table:style-name="ce6">
            <text:p>70,026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34090" table:style-name="ce6">
            <text:p>34,090<text:s/></text:p>
          </table:table-cell>
          <table:table-cell office:value-type="float" office:value="36783" table:style-name="ce6">
            <text:p>36,783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64861" table:style-name="ce6">
            <text:p>64,861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35384" table:style-name="ce6">
            <text:p>35,384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44474" table:style-name="ce6">
            <text:p>44,474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26312" table:style-name="ce6">
            <text:p>26,312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7T00:00:00" table:style-name="ce5">
            <text:p>2020/1/7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6244" table:style-name="ce6">
            <text:p>16,244<text:s/></text:p>
          </table:table-cell>
          <table:table-cell office:value-type="float" office:value="47704" table:style-name="ce6">
            <text:p>47,704<text:s/></text:p>
          </table:table-cell>
          <table:table-cell office:value-type="float" office:value="45755" table:style-name="ce6">
            <text:p>45,755<text:s/></text:p>
          </table:table-cell>
          <table:table-cell office:value-type="float" office:value="28791" table:style-name="ce6">
            <text:p>28,791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20610" table:style-name="ce6">
            <text:p>20,610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30443" table:style-name="ce6">
            <text:p>30,443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36703" table:style-name="ce6">
            <text:p>36,703<text:s/></text:p>
          </table:table-cell>
          <table:table-cell office:value-type="float" office:value="30581" table:style-name="ce6">
            <text:p>30,581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40323" table:style-name="ce6">
            <text:p>40,323<text:s/></text:p>
          </table:table-cell>
          <table:table-cell office:value-type="float" office:value="29898" table:style-name="ce6">
            <text:p>29,898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23638" table:style-name="ce6">
            <text:p>23,638<text:s/></text:p>
          </table:table-cell>
          <table:table-cell office:value-type="float" office:value="28988" table:style-name="ce6">
            <text:p>28,988<text:s/></text:p>
          </table:table-cell>
          <table:table-cell office:value-type="float" office:value="138668" table:style-name="ce6">
            <text:p>138,668<text:s/></text:p>
          </table:table-cell>
          <table:table-cell office:value-type="float" office:value="43493" table:style-name="ce6">
            <text:p>43,493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29832" table:style-name="ce6">
            <text:p>29,832<text:s/></text:p>
          </table:table-cell>
          <table:table-cell office:value-type="float" office:value="33388" table:style-name="ce6">
            <text:p>33,388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34780" table:style-name="ce6">
            <text:p>34,780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21423" table:style-name="ce6">
            <text:p>21,423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35736" table:style-name="ce6">
            <text:p>35,736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26622" table:style-name="ce6">
            <text:p>26,622<text:s/></text:p>
          </table:table-cell>
          <table:table-cell office:value-type="float" office:value="30033" table:style-name="ce6">
            <text:p>30,033<text:s/></text:p>
          </table:table-cell>
          <table:table-cell office:value-type="float" office:value="43759" table:style-name="ce6">
            <text:p>43,759<text:s/></text:p>
          </table:table-cell>
          <table:table-cell office:value-type="float" office:value="44722" table:style-name="ce6">
            <text:p>44,722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32435" table:style-name="ce6">
            <text:p>32,435<text:s/></text:p>
          </table:table-cell>
          <table:table-cell office:value-type="float" office:value="71443" table:style-name="ce6">
            <text:p>71,443<text:s/></text:p>
          </table:table-cell>
          <table:table-cell office:value-type="float" office:value="26684" table:style-name="ce6">
            <text:p>26,684<text:s/></text:p>
          </table:table-cell>
          <table:table-cell office:value-type="float" office:value="34396" table:style-name="ce6">
            <text:p>34,396<text:s/></text:p>
          </table:table-cell>
          <table:table-cell office:value-type="float" office:value="37983" table:style-name="ce6">
            <text:p>37,983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65676" table:style-name="ce6">
            <text:p>65,676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7434" table:style-name="ce6">
            <text:p>17,434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21028" table:style-name="ce6">
            <text:p>21,028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45407" table:style-name="ce6">
            <text:p>45,407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27145" table:style-name="ce6">
            <text:p>27,145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32926" table:style-name="ce6">
            <text:p>32,926<text:s/></text:p>
          </table:table-cell>
          <table:table-cell office:value-type="float" office:value="28627" table:style-name="ce6">
            <text:p>28,627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8T00:00:00" table:style-name="ce5">
            <text:p>2020/1/8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48320" table:style-name="ce6">
            <text:p>48,320<text:s/></text:p>
          </table:table-cell>
          <table:table-cell office:value-type="float" office:value="48211" table:style-name="ce6">
            <text:p>48,211<text:s/></text:p>
          </table:table-cell>
          <table:table-cell office:value-type="float" office:value="29142" table:style-name="ce6">
            <text:p>29,142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6488" table:style-name="ce6">
            <text:p>16,488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31336" table:style-name="ce6">
            <text:p>31,336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19363" table:style-name="ce6">
            <text:p>19,363<text:s/></text:p>
          </table:table-cell>
          <table:table-cell office:value-type="float" office:value="37452" table:style-name="ce6">
            <text:p>37,452<text:s/></text:p>
          </table:table-cell>
          <table:table-cell office:value-type="float" office:value="31767" table:style-name="ce6">
            <text:p>31,767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40844" table:style-name="ce6">
            <text:p>40,844<text:s/></text:p>
          </table:table-cell>
          <table:table-cell office:value-type="float" office:value="30309" table:style-name="ce6">
            <text:p>30,309<text:s/></text:p>
          </table:table-cell>
          <table:table-cell office:value-type="float" office:value="28178" table:style-name="ce6">
            <text:p>28,178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29649" table:style-name="ce6">
            <text:p>29,649<text:s/></text:p>
          </table:table-cell>
          <table:table-cell office:value-type="float" office:value="142891" table:style-name="ce6">
            <text:p>142,891<text:s/></text:p>
          </table:table-cell>
          <table:table-cell office:value-type="float" office:value="45952" table:style-name="ce6">
            <text:p>45,952<text:s/></text:p>
          </table:table-cell>
          <table:table-cell office:value-type="float" office:value="26843" table:style-name="ce6">
            <text:p>26,843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29702" table:style-name="ce6">
            <text:p>29,702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31397" table:style-name="ce6">
            <text:p>31,397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35850" table:style-name="ce6">
            <text:p>35,850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21609" table:style-name="ce6">
            <text:p>21,609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35305" table:style-name="ce6">
            <text:p>35,305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44564" table:style-name="ce6">
            <text:p>44,564<text:s/></text:p>
          </table:table-cell>
          <table:table-cell office:value-type="float" office:value="45198" table:style-name="ce6">
            <text:p>45,198<text:s/></text:p>
          </table:table-cell>
          <table:table-cell office:value-type="float" office:value="28713" table:style-name="ce6">
            <text:p>28,713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75125" table:style-name="ce6">
            <text:p>75,125<text:s/></text:p>
          </table:table-cell>
          <table:table-cell office:value-type="float" office:value="27029" table:style-name="ce6">
            <text:p>27,029<text:s/></text:p>
          </table:table-cell>
          <table:table-cell office:value-type="float" office:value="35538" table:style-name="ce6">
            <text:p>35,538<text:s/></text:p>
          </table:table-cell>
          <table:table-cell office:value-type="float" office:value="39270" table:style-name="ce6">
            <text:p>39,270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67584" table:style-name="ce6">
            <text:p>67,584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31849" table:style-name="ce6">
            <text:p>31,849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46641" table:style-name="ce6">
            <text:p>46,641<text:s/></text:p>
          </table:table-cell>
          <table:table-cell office:value-type="float" office:value="27317" table:style-name="ce6">
            <text:p>27,317<text:s/></text:p>
          </table:table-cell>
          <table:table-cell office:value-type="float" office:value="27756" table:style-name="ce6">
            <text:p>27,756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33606" table:style-name="ce6">
            <text:p>33,606<text:s/></text:p>
          </table:table-cell>
          <table:table-cell office:value-type="float" office:value="29690" table:style-name="ce6">
            <text:p>29,690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4141" table:style-name="ce6">
            <text:p>14,141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9T00:00:00" table:style-name="ce5">
            <text:p>2020/1/9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50955" table:style-name="ce6">
            <text:p>50,955<text:s/></text:p>
          </table:table-cell>
          <table:table-cell office:value-type="float" office:value="50133" table:style-name="ce6">
            <text:p>50,133<text:s/></text:p>
          </table:table-cell>
          <table:table-cell office:value-type="float" office:value="30164" table:style-name="ce6">
            <text:p>30,164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20954" table:style-name="ce6">
            <text:p>20,954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34044" table:style-name="ce6">
            <text:p>34,044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32126" table:style-name="ce6">
            <text:p>32,126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38476" table:style-name="ce6">
            <text:p>38,476<text:s/></text:p>
          </table:table-cell>
          <table:table-cell office:value-type="float" office:value="75413" table:style-name="ce6">
            <text:p>75,413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44447" table:style-name="ce6">
            <text:p>44,447<text:s/></text:p>
          </table:table-cell>
          <table:table-cell office:value-type="float" office:value="32603" table:style-name="ce6">
            <text:p>32,603<text:s/></text:p>
          </table:table-cell>
          <table:table-cell office:value-type="float" office:value="30000" table:style-name="ce6">
            <text:p>30,000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63319" table:style-name="ce6">
            <text:p>63,319<text:s/></text:p>
          </table:table-cell>
          <table:table-cell office:value-type="float" office:value="171651" table:style-name="ce6">
            <text:p>171,651<text:s/></text:p>
          </table:table-cell>
          <table:table-cell office:value-type="float" office:value="47583" table:style-name="ce6">
            <text:p>47,583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31353" table:style-name="ce6">
            <text:p>31,353<text:s/></text:p>
          </table:table-cell>
          <table:table-cell office:value-type="float" office:value="34436" table:style-name="ce6">
            <text:p>34,436<text:s/></text:p>
          </table:table-cell>
          <table:table-cell office:value-type="float" office:value="32810" table:style-name="ce6">
            <text:p>32,810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36205" table:style-name="ce6">
            <text:p>36,205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37384" table:style-name="ce6">
            <text:p>37,384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25206" table:style-name="ce6">
            <text:p>25,206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32256" table:style-name="ce6">
            <text:p>32,256<text:s/></text:p>
          </table:table-cell>
          <table:table-cell office:value-type="float" office:value="47114" table:style-name="ce6">
            <text:p>47,114<text:s/></text:p>
          </table:table-cell>
          <table:table-cell office:value-type="float" office:value="46946" table:style-name="ce6">
            <text:p>46,946<text:s/></text:p>
          </table:table-cell>
          <table:table-cell office:value-type="float" office:value="29802" table:style-name="ce6">
            <text:p>29,802<text:s/></text:p>
          </table:table-cell>
          <table:table-cell office:value-type="float" office:value="36622" table:style-name="ce6">
            <text:p>36,622<text:s/></text:p>
          </table:table-cell>
          <table:table-cell office:value-type="float" office:value="84231" table:style-name="ce6">
            <text:p>84,231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37087" table:style-name="ce6">
            <text:p>37,087<text:s/></text:p>
          </table:table-cell>
          <table:table-cell office:value-type="float" office:value="40855" table:style-name="ce6">
            <text:p>40,855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70952" table:style-name="ce6">
            <text:p>70,952<text:s/></text:p>
          </table:table-cell>
          <table:table-cell office:value-type="float" office:value="23619" table:style-name="ce6">
            <text:p>23,619<text:s/></text:p>
          </table:table-cell>
          <table:table-cell office:value-type="float" office:value="18200" table:style-name="ce6">
            <text:p>18,200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22095" table:style-name="ce6">
            <text:p>22,095<text:s/></text:p>
          </table:table-cell>
          <table:table-cell office:value-type="float" office:value="16806" table:style-name="ce6">
            <text:p>16,806<text:s/></text:p>
          </table:table-cell>
          <table:table-cell office:value-type="float" office:value="33793" table:style-name="ce6">
            <text:p>33,793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47881" table:style-name="ce6">
            <text:p>47,881<text:s/></text:p>
          </table:table-cell>
          <table:table-cell office:value-type="float" office:value="28499" table:style-name="ce6">
            <text:p>28,499<text:s/></text:p>
          </table:table-cell>
          <table:table-cell office:value-type="float" office:value="30114" table:style-name="ce6">
            <text:p>30,114<text:s/></text:p>
          </table:table-cell>
          <table:table-cell office:value-type="float" office:value="28545" table:style-name="ce6">
            <text:p>28,545<text:s/></text:p>
          </table:table-cell>
          <table:table-cell office:value-type="float" office:value="15493" table:style-name="ce6">
            <text:p>15,493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35284" table:style-name="ce6">
            <text:p>35,284<text:s/></text:p>
          </table:table-cell>
          <table:table-cell office:value-type="float" office:value="32918" table:style-name="ce6">
            <text:p>32,918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0T00:00:00" table:style-name="ce5">
            <text:p>2020/1/10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51783" table:style-name="ce6">
            <text:p>51,783<text:s/></text:p>
          </table:table-cell>
          <table:table-cell office:value-type="float" office:value="54872" table:style-name="ce6">
            <text:p>54,872<text:s/></text:p>
          </table:table-cell>
          <table:table-cell office:value-type="float" office:value="31444" table:style-name="ce6">
            <text:p>31,444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36688" table:style-name="ce6">
            <text:p>36,688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32910" table:style-name="ce6">
            <text:p>32,910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38541" table:style-name="ce6">
            <text:p>38,541<text:s/></text:p>
          </table:table-cell>
          <table:table-cell office:value-type="float" office:value="46106" table:style-name="ce6">
            <text:p>46,106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43072" table:style-name="ce6">
            <text:p>43,072<text:s/></text:p>
          </table:table-cell>
          <table:table-cell office:value-type="float" office:value="32009" table:style-name="ce6">
            <text:p>32,009<text:s/></text:p>
          </table:table-cell>
          <table:table-cell office:value-type="float" office:value="29684" table:style-name="ce6">
            <text:p>29,684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53631" table:style-name="ce6">
            <text:p>53,631<text:s/></text:p>
          </table:table-cell>
          <table:table-cell office:value-type="float" office:value="222665" table:style-name="ce6">
            <text:p>222,665<text:s/></text:p>
          </table:table-cell>
          <table:table-cell office:value-type="float" office:value="52240" table:style-name="ce6">
            <text:p>52,240<text:s/></text:p>
          </table:table-cell>
          <table:table-cell office:value-type="float" office:value="28164" table:style-name="ce6">
            <text:p>28,164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31867" table:style-name="ce6">
            <text:p>31,867<text:s/></text:p>
          </table:table-cell>
          <table:table-cell office:value-type="float" office:value="34460" table:style-name="ce6">
            <text:p>34,460<text:s/></text:p>
          </table:table-cell>
          <table:table-cell office:value-type="float" office:value="32976" table:style-name="ce6">
            <text:p>32,976<text:s/></text:p>
          </table:table-cell>
          <table:table-cell office:value-type="float" office:value="28393" table:style-name="ce6">
            <text:p>28,393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36283" table:style-name="ce6">
            <text:p>36,283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35813" table:style-name="ce6">
            <text:p>35,813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33554" table:style-name="ce6">
            <text:p>33,554<text:s/></text:p>
          </table:table-cell>
          <table:table-cell office:value-type="float" office:value="52875" table:style-name="ce6">
            <text:p>52,875<text:s/></text:p>
          </table:table-cell>
          <table:table-cell office:value-type="float" office:value="47987" table:style-name="ce6">
            <text:p>47,987<text:s/></text:p>
          </table:table-cell>
          <table:table-cell office:value-type="float" office:value="30355" table:style-name="ce6">
            <text:p>30,355<text:s/></text:p>
          </table:table-cell>
          <table:table-cell office:value-type="float" office:value="34811" table:style-name="ce6">
            <text:p>34,811<text:s/></text:p>
          </table:table-cell>
          <table:table-cell office:value-type="float" office:value="87572" table:style-name="ce6">
            <text:p>87,572<text:s/></text:p>
          </table:table-cell>
          <table:table-cell office:value-type="float" office:value="29975" table:style-name="ce6">
            <text:p>29,975<text:s/></text:p>
          </table:table-cell>
          <table:table-cell office:value-type="float" office:value="38629" table:style-name="ce6">
            <text:p>38,629<text:s/></text:p>
          </table:table-cell>
          <table:table-cell office:value-type="float" office:value="46035" table:style-name="ce6">
            <text:p>46,035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80924" table:style-name="ce6">
            <text:p>80,924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34231" table:style-name="ce6">
            <text:p>34,231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36701" table:style-name="ce6">
            <text:p>36,701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49066" table:style-name="ce6">
            <text:p>49,066<text:s/></text:p>
          </table:table-cell>
          <table:table-cell office:value-type="float" office:value="29498" table:style-name="ce6">
            <text:p>29,498<text:s/></text:p>
          </table:table-cell>
          <table:table-cell office:value-type="float" office:value="29861" table:style-name="ce6">
            <text:p>29,861<text:s/></text:p>
          </table:table-cell>
          <table:table-cell office:value-type="float" office:value="29872" table:style-name="ce6">
            <text:p>29,872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20770" table:style-name="ce6">
            <text:p>20,770<text:s/></text:p>
          </table:table-cell>
          <table:table-cell office:value-type="float" office:value="35796" table:style-name="ce6">
            <text:p>35,796<text:s/></text:p>
          </table:table-cell>
          <table:table-cell office:value-type="float" office:value="32439" table:style-name="ce6">
            <text:p>32,439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1T00:00:00" table:style-name="ce5">
            <text:p>2020/1/11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44748" table:style-name="ce6">
            <text:p>44,748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25945" table:style-name="ce6">
            <text:p>25,945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32333" table:style-name="ce6">
            <text:p>32,333<text:s/></text:p>
          </table:table-cell>
          <table:table-cell office:value-type="float" office:value="23271" table:style-name="ce6">
            <text:p>23,271<text:s/></text:p>
          </table:table-cell>
          <table:table-cell office:value-type="float" office:value="20665" table:style-name="ce6">
            <text:p>20,665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57363" table:style-name="ce6">
            <text:p>157,363<text:s/></text:p>
          </table:table-cell>
          <table:table-cell office:value-type="float" office:value="44157" table:style-name="ce6">
            <text:p>44,157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30774" table:style-name="ce6">
            <text:p>30,774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35013" table:style-name="ce6">
            <text:p>35,013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26675" table:style-name="ce6">
            <text:p>26,675<text:s/></text:p>
          </table:table-cell>
          <table:table-cell office:value-type="float" office:value="40580" table:style-name="ce6">
            <text:p>40,580<text:s/></text:p>
          </table:table-cell>
          <table:table-cell office:value-type="float" office:value="31902" table:style-name="ce6">
            <text:p>31,902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30232" table:style-name="ce6">
            <text:p>30,232<text:s/></text:p>
          </table:table-cell>
          <table:table-cell office:value-type="float" office:value="77587" table:style-name="ce6">
            <text:p>77,587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28545" table:style-name="ce6">
            <text:p>28,545<text:s/></text:p>
          </table:table-cell>
          <table:table-cell office:value-type="float" office:value="32910" table:style-name="ce6">
            <text:p>32,910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55774" table:style-name="ce6">
            <text:p>55,774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19764" table:style-name="ce6">
            <text:p>19,764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2T00:00:00" table:style-name="ce5">
            <text:p>2020/1/12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41834" table:style-name="ce6">
            <text:p>41,834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24914" table:style-name="ce6">
            <text:p>24,914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5812" table:style-name="ce6">
            <text:p>15,812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26016" table:style-name="ce6">
            <text:p>26,016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31766" table:style-name="ce6">
            <text:p>31,766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51887" table:style-name="ce6">
            <text:p>151,887<text:s/></text:p>
          </table:table-cell>
          <table:table-cell office:value-type="float" office:value="45195" table:style-name="ce6">
            <text:p>45,195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18133" table:style-name="ce6">
            <text:p>18,133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28322" table:style-name="ce6">
            <text:p>28,322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1098" table:style-name="ce6">
            <text:p>21,098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24843" table:style-name="ce6">
            <text:p>24,843<text:s/></text:p>
          </table:table-cell>
          <table:table-cell office:value-type="float" office:value="38577" table:style-name="ce6">
            <text:p>38,577<text:s/></text:p>
          </table:table-cell>
          <table:table-cell office:value-type="float" office:value="30674" table:style-name="ce6">
            <text:p>30,674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29914" table:style-name="ce6">
            <text:p>29,914<text:s/></text:p>
          </table:table-cell>
          <table:table-cell office:value-type="float" office:value="74853" table:style-name="ce6">
            <text:p>74,853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28322" table:style-name="ce6">
            <text:p>28,322<text:s/></text:p>
          </table:table-cell>
          <table:table-cell office:value-type="float" office:value="31261" table:style-name="ce6">
            <text:p>31,261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54040" table:style-name="ce6">
            <text:p>54,040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7372" table:style-name="ce6">
            <text:p>27,372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3T00:00:00" table:style-name="ce5">
            <text:p>2020/1/13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48733" table:style-name="ce6">
            <text:p>48,733<text:s/></text:p>
          </table:table-cell>
          <table:table-cell office:value-type="float" office:value="48098" table:style-name="ce6">
            <text:p>48,098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31208" table:style-name="ce6">
            <text:p>31,208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35961" table:style-name="ce6">
            <text:p>35,961<text:s/></text:p>
          </table:table-cell>
          <table:table-cell office:value-type="float" office:value="28242" table:style-name="ce6">
            <text:p>28,242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41028" table:style-name="ce6">
            <text:p>41,028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27981" table:style-name="ce6">
            <text:p>27,981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28563" table:style-name="ce6">
            <text:p>28,563<text:s/></text:p>
          </table:table-cell>
          <table:table-cell office:value-type="float" office:value="152100" table:style-name="ce6">
            <text:p>152,100<text:s/></text:p>
          </table:table-cell>
          <table:table-cell office:value-type="float" office:value="46183" table:style-name="ce6">
            <text:p>46,183<text:s/></text:p>
          </table:table-cell>
          <table:table-cell office:value-type="float" office:value="27766" table:style-name="ce6">
            <text:p>27,766<text:s/></text:p>
          </table:table-cell>
          <table:table-cell office:value-type="float" office:value="25517" table:style-name="ce6">
            <text:p>25,517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28702" table:style-name="ce6">
            <text:p>28,702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34323" table:style-name="ce6">
            <text:p>34,323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20712" table:style-name="ce6">
            <text:p>20,712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31483" table:style-name="ce6">
            <text:p>31,483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30327" table:style-name="ce6">
            <text:p>30,327<text:s/></text:p>
          </table:table-cell>
          <table:table-cell office:value-type="float" office:value="45735" table:style-name="ce6">
            <text:p>45,735<text:s/></text:p>
          </table:table-cell>
          <table:table-cell office:value-type="float" office:value="43048" table:style-name="ce6">
            <text:p>43,048<text:s/></text:p>
          </table:table-cell>
          <table:table-cell office:value-type="float" office:value="27976" table:style-name="ce6">
            <text:p>27,976<text:s/></text:p>
          </table:table-cell>
          <table:table-cell office:value-type="float" office:value="32554" table:style-name="ce6">
            <text:p>32,554<text:s/></text:p>
          </table:table-cell>
          <table:table-cell office:value-type="float" office:value="75228" table:style-name="ce6">
            <text:p>75,228<text:s/></text:p>
          </table:table-cell>
          <table:table-cell office:value-type="float" office:value="23445" table:style-name="ce6">
            <text:p>23,445<text:s/></text:p>
          </table:table-cell>
          <table:table-cell office:value-type="float" office:value="34126" table:style-name="ce6">
            <text:p>34,126<text:s/></text:p>
          </table:table-cell>
          <table:table-cell office:value-type="float" office:value="40042" table:style-name="ce6">
            <text:p>40,042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68716" table:style-name="ce6">
            <text:p>68,716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33273" table:style-name="ce6">
            <text:p>33,273<text:s/></text:p>
          </table:table-cell>
          <table:table-cell office:value-type="float" office:value="21902" table:style-name="ce6">
            <text:p>21,902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46983" table:style-name="ce6">
            <text:p>46,983<text:s/></text:p>
          </table:table-cell>
          <table:table-cell office:value-type="float" office:value="27668" table:style-name="ce6">
            <text:p>27,668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27135" table:style-name="ce6">
            <text:p>27,135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34350" table:style-name="ce6">
            <text:p>34,350<text:s/></text:p>
          </table:table-cell>
          <table:table-cell office:value-type="float" office:value="29462" table:style-name="ce6">
            <text:p>29,462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4T00:00:00" table:style-name="ce5">
            <text:p>2020/1/14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49248" table:style-name="ce6">
            <text:p>49,248<text:s/></text:p>
          </table:table-cell>
          <table:table-cell office:value-type="float" office:value="50276" table:style-name="ce6">
            <text:p>50,276<text:s/></text:p>
          </table:table-cell>
          <table:table-cell office:value-type="float" office:value="29807" table:style-name="ce6">
            <text:p>29,807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19092" table:style-name="ce6">
            <text:p>19,092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30661" table:style-name="ce6">
            <text:p>30,661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8502" table:style-name="ce6">
            <text:p>18,502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36268" table:style-name="ce6">
            <text:p>36,268<text:s/></text:p>
          </table:table-cell>
          <table:table-cell office:value-type="float" office:value="30719" table:style-name="ce6">
            <text:p>30,719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40826" table:style-name="ce6">
            <text:p>40,826<text:s/></text:p>
          </table:table-cell>
          <table:table-cell office:value-type="float" office:value="29692" table:style-name="ce6">
            <text:p>29,692<text:s/></text:p>
          </table:table-cell>
          <table:table-cell office:value-type="float" office:value="27887" table:style-name="ce6">
            <text:p>27,887<text:s/></text:p>
          </table:table-cell>
          <table:table-cell office:value-type="float" office:value="22799" table:style-name="ce6">
            <text:p>22,799<text:s/></text:p>
          </table:table-cell>
          <table:table-cell office:value-type="float" office:value="29461" table:style-name="ce6">
            <text:p>29,461<text:s/></text:p>
          </table:table-cell>
          <table:table-cell office:value-type="float" office:value="148560" table:style-name="ce6">
            <text:p>148,560<text:s/></text:p>
          </table:table-cell>
          <table:table-cell office:value-type="float" office:value="46717" table:style-name="ce6">
            <text:p>46,717<text:s/></text:p>
          </table:table-cell>
          <table:table-cell office:value-type="float" office:value="28857" table:style-name="ce6">
            <text:p>28,857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30456" table:style-name="ce6">
            <text:p>30,456<text:s/></text:p>
          </table:table-cell>
          <table:table-cell office:value-type="float" office:value="29432" table:style-name="ce6">
            <text:p>29,432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34590" table:style-name="ce6">
            <text:p>34,590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32491" table:style-name="ce6">
            <text:p>32,491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30693" table:style-name="ce6">
            <text:p>30,693<text:s/></text:p>
          </table:table-cell>
          <table:table-cell office:value-type="float" office:value="45198" table:style-name="ce6">
            <text:p>45,198<text:s/></text:p>
          </table:table-cell>
          <table:table-cell office:value-type="float" office:value="43246" table:style-name="ce6">
            <text:p>43,246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32519" table:style-name="ce6">
            <text:p>32,519<text:s/></text:p>
          </table:table-cell>
          <table:table-cell office:value-type="float" office:value="74789" table:style-name="ce6">
            <text:p>74,789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34506" table:style-name="ce6">
            <text:p>34,506<text:s/></text:p>
          </table:table-cell>
          <table:table-cell office:value-type="float" office:value="41621" table:style-name="ce6">
            <text:p>41,621<text:s/></text:p>
          </table:table-cell>
          <table:table-cell office:value-type="float" office:value="26463" table:style-name="ce6">
            <text:p>26,463<text:s/></text:p>
          </table:table-cell>
          <table:table-cell office:value-type="float" office:value="68880" table:style-name="ce6">
            <text:p>68,880<text:s/></text:p>
          </table:table-cell>
          <table:table-cell office:value-type="float" office:value="23306" table:style-name="ce6">
            <text:p>23,306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20392" table:style-name="ce6">
            <text:p>20,392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32487" table:style-name="ce6">
            <text:p>32,487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7495" table:style-name="ce6">
            <text:p>17,495<text:s/></text:p>
          </table:table-cell>
          <table:table-cell office:value-type="float" office:value="46388" table:style-name="ce6">
            <text:p>46,388<text:s/></text:p>
          </table:table-cell>
          <table:table-cell office:value-type="float" office:value="27946" table:style-name="ce6">
            <text:p>27,946<text:s/></text:p>
          </table:table-cell>
          <table:table-cell office:value-type="float" office:value="28486" table:style-name="ce6">
            <text:p>28,486<text:s/></text:p>
          </table:table-cell>
          <table:table-cell office:value-type="float" office:value="27548" table:style-name="ce6">
            <text:p>27,548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3612" table:style-name="ce6">
            <text:p>13,612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33956" table:style-name="ce6">
            <text:p>33,956<text:s/></text:p>
          </table:table-cell>
          <table:table-cell office:value-type="float" office:value="29944" table:style-name="ce6">
            <text:p>29,944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5T00:00:00" table:style-name="ce5">
            <text:p>2020/1/15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48715" table:style-name="ce6">
            <text:p>48,715<text:s/></text:p>
          </table:table-cell>
          <table:table-cell office:value-type="float" office:value="51443" table:style-name="ce6">
            <text:p>51,443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34314" table:style-name="ce6">
            <text:p>34,314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19965" table:style-name="ce6">
            <text:p>19,965<text:s/></text:p>
          </table:table-cell>
          <table:table-cell office:value-type="float" office:value="37015" table:style-name="ce6">
            <text:p>37,015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41345" table:style-name="ce6">
            <text:p>41,345<text:s/></text:p>
          </table:table-cell>
          <table:table-cell office:value-type="float" office:value="30199" table:style-name="ce6">
            <text:p>30,199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23177" table:style-name="ce6">
            <text:p>23,177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149755" table:style-name="ce6">
            <text:p>149,755<text:s/></text:p>
          </table:table-cell>
          <table:table-cell office:value-type="float" office:value="47981" table:style-name="ce6">
            <text:p>47,981<text:s/></text:p>
          </table:table-cell>
          <table:table-cell office:value-type="float" office:value="29141" table:style-name="ce6">
            <text:p>29,141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9036" table:style-name="ce6">
            <text:p>29,036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26194" table:style-name="ce6">
            <text:p>26,194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35457" table:style-name="ce6">
            <text:p>35,457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31978" table:style-name="ce6">
            <text:p>31,978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25517" table:style-name="ce6">
            <text:p>25,517<text:s/></text:p>
          </table:table-cell>
          <table:table-cell office:value-type="float" office:value="30887" table:style-name="ce6">
            <text:p>30,887<text:s/></text:p>
          </table:table-cell>
          <table:table-cell office:value-type="float" office:value="45922" table:style-name="ce6">
            <text:p>45,922<text:s/></text:p>
          </table:table-cell>
          <table:table-cell office:value-type="float" office:value="43919" table:style-name="ce6">
            <text:p>43,919<text:s/></text:p>
          </table:table-cell>
          <table:table-cell office:value-type="float" office:value="29143" table:style-name="ce6">
            <text:p>29,143<text:s/></text:p>
          </table:table-cell>
          <table:table-cell office:value-type="float" office:value="33550" table:style-name="ce6">
            <text:p>33,550<text:s/></text:p>
          </table:table-cell>
          <table:table-cell office:value-type="float" office:value="76435" table:style-name="ce6">
            <text:p>76,435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34495" table:style-name="ce6">
            <text:p>34,495<text:s/></text:p>
          </table:table-cell>
          <table:table-cell office:value-type="float" office:value="42073" table:style-name="ce6">
            <text:p>42,073<text:s/></text:p>
          </table:table-cell>
          <table:table-cell office:value-type="float" office:value="26789" table:style-name="ce6">
            <text:p>26,789<text:s/></text:p>
          </table:table-cell>
          <table:table-cell office:value-type="float" office:value="71483" table:style-name="ce6">
            <text:p>71,483<text:s/></text:p>
          </table:table-cell>
          <table:table-cell office:value-type="float" office:value="23599" table:style-name="ce6">
            <text:p>23,599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47038" table:style-name="ce6">
            <text:p>47,038<text:s/></text:p>
          </table:table-cell>
          <table:table-cell office:value-type="float" office:value="27681" table:style-name="ce6">
            <text:p>27,681<text:s/></text:p>
          </table:table-cell>
          <table:table-cell office:value-type="float" office:value="28451" table:style-name="ce6">
            <text:p>28,451<text:s/></text:p>
          </table:table-cell>
          <table:table-cell office:value-type="float" office:value="28243" table:style-name="ce6">
            <text:p>28,243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34438" table:style-name="ce6">
            <text:p>34,438<text:s/></text:p>
          </table:table-cell>
          <table:table-cell office:value-type="float" office:value="30310" table:style-name="ce6">
            <text:p>30,310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6T00:00:00" table:style-name="ce5">
            <text:p>2020/1/16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50318" table:style-name="ce6">
            <text:p>50,318<text:s/></text:p>
          </table:table-cell>
          <table:table-cell office:value-type="float" office:value="54635" table:style-name="ce6">
            <text:p>54,635<text:s/></text:p>
          </table:table-cell>
          <table:table-cell office:value-type="float" office:value="32005" table:style-name="ce6">
            <text:p>32,005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40449" table:style-name="ce6">
            <text:p>40,449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29800" table:style-name="ce6">
            <text:p>29,800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37697" table:style-name="ce6">
            <text:p>37,697<text:s/></text:p>
          </table:table-cell>
          <table:table-cell office:value-type="float" office:value="32281" table:style-name="ce6">
            <text:p>32,281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43073" table:style-name="ce6">
            <text:p>43,073<text:s/></text:p>
          </table:table-cell>
          <table:table-cell office:value-type="float" office:value="31350" table:style-name="ce6">
            <text:p>31,350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29726" table:style-name="ce6">
            <text:p>29,726<text:s/></text:p>
          </table:table-cell>
          <table:table-cell office:value-type="float" office:value="155562" table:style-name="ce6">
            <text:p>155,562<text:s/></text:p>
          </table:table-cell>
          <table:table-cell office:value-type="float" office:value="49681" table:style-name="ce6">
            <text:p>49,681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27144" table:style-name="ce6">
            <text:p>27,144<text:s/></text:p>
          </table:table-cell>
          <table:table-cell office:value-type="float" office:value="30586" table:style-name="ce6">
            <text:p>30,586<text:s/></text:p>
          </table:table-cell>
          <table:table-cell office:value-type="float" office:value="33913" table:style-name="ce6">
            <text:p>33,913<text:s/></text:p>
          </table:table-cell>
          <table:table-cell office:value-type="float" office:value="31138" table:style-name="ce6">
            <text:p>31,138<text:s/></text:p>
          </table:table-cell>
          <table:table-cell office:value-type="float" office:value="26483" table:style-name="ce6">
            <text:p>26,483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35699" table:style-name="ce6">
            <text:p>35,699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21968" table:style-name="ce6">
            <text:p>21,968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35260" table:style-name="ce6">
            <text:p>35,260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25946" table:style-name="ce6">
            <text:p>25,946<text:s/></text:p>
          </table:table-cell>
          <table:table-cell office:value-type="float" office:value="33096" table:style-name="ce6">
            <text:p>33,096<text:s/></text:p>
          </table:table-cell>
          <table:table-cell office:value-type="float" office:value="48092" table:style-name="ce6">
            <text:p>48,092<text:s/></text:p>
          </table:table-cell>
          <table:table-cell office:value-type="float" office:value="45261" table:style-name="ce6">
            <text:p>45,261<text:s/></text:p>
          </table:table-cell>
          <table:table-cell office:value-type="float" office:value="29551" table:style-name="ce6">
            <text:p>29,551<text:s/></text:p>
          </table:table-cell>
          <table:table-cell office:value-type="float" office:value="33942" table:style-name="ce6">
            <text:p>33,942<text:s/></text:p>
          </table:table-cell>
          <table:table-cell office:value-type="float" office:value="87115" table:style-name="ce6">
            <text:p>87,115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36190" table:style-name="ce6">
            <text:p>36,190<text:s/></text:p>
          </table:table-cell>
          <table:table-cell office:value-type="float" office:value="44000" table:style-name="ce6">
            <text:p>44,000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76038" table:style-name="ce6">
            <text:p>76,038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23464" table:style-name="ce6">
            <text:p>23,464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34654" table:style-name="ce6">
            <text:p>34,654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49534" table:style-name="ce6">
            <text:p>49,534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34887" table:style-name="ce6">
            <text:p>34,887<text:s/></text:p>
          </table:table-cell>
          <table:table-cell office:value-type="float" office:value="30899" table:style-name="ce6">
            <text:p>30,899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7T00:00:00" table:style-name="ce5">
            <text:p>2020/1/17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17107" table:style-name="ce6">
            <text:p>17,107<text:s/></text:p>
          </table:table-cell>
          <table:table-cell office:value-type="float" office:value="52672" table:style-name="ce6">
            <text:p>52,672<text:s/></text:p>
          </table:table-cell>
          <table:table-cell office:value-type="float" office:value="59481" table:style-name="ce6">
            <text:p>59,481<text:s/></text:p>
          </table:table-cell>
          <table:table-cell office:value-type="float" office:value="31052" table:style-name="ce6">
            <text:p>31,052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8075" table:style-name="ce6">
            <text:p>18,075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41948" table:style-name="ce6">
            <text:p>41,94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30327" table:style-name="ce6">
            <text:p>30,327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37872" table:style-name="ce6">
            <text:p>37,872<text:s/></text:p>
          </table:table-cell>
          <table:table-cell office:value-type="float" office:value="33636" table:style-name="ce6">
            <text:p>33,636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42527" table:style-name="ce6">
            <text:p>42,527<text:s/></text:p>
          </table:table-cell>
          <table:table-cell office:value-type="float" office:value="30931" table:style-name="ce6">
            <text:p>30,931<text:s/></text:p>
          </table:table-cell>
          <table:table-cell office:value-type="float" office:value="29333" table:style-name="ce6">
            <text:p>29,333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174700" table:style-name="ce6">
            <text:p>174,700<text:s/></text:p>
          </table:table-cell>
          <table:table-cell office:value-type="float" office:value="54747" table:style-name="ce6">
            <text:p>54,747<text:s/></text:p>
          </table:table-cell>
          <table:table-cell office:value-type="float" office:value="29798" table:style-name="ce6">
            <text:p>29,798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28797" table:style-name="ce6">
            <text:p>28,797<text:s/></text:p>
          </table:table-cell>
          <table:table-cell office:value-type="float" office:value="32632" table:style-name="ce6">
            <text:p>32,632<text:s/></text:p>
          </table:table-cell>
          <table:table-cell office:value-type="float" office:value="30090" table:style-name="ce6">
            <text:p>30,090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35081" table:style-name="ce6">
            <text:p>35,081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20970" table:style-name="ce6">
            <text:p>20,970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31779" table:style-name="ce6">
            <text:p>31,779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33722" table:style-name="ce6">
            <text:p>33,722<text:s/></text:p>
          </table:table-cell>
          <table:table-cell office:value-type="float" office:value="51158" table:style-name="ce6">
            <text:p>51,158<text:s/></text:p>
          </table:table-cell>
          <table:table-cell office:value-type="float" office:value="45594" table:style-name="ce6">
            <text:p>45,594<text:s/></text:p>
          </table:table-cell>
          <table:table-cell office:value-type="float" office:value="29934" table:style-name="ce6">
            <text:p>29,934<text:s/></text:p>
          </table:table-cell>
          <table:table-cell office:value-type="float" office:value="33397" table:style-name="ce6">
            <text:p>33,397<text:s/></text:p>
          </table:table-cell>
          <table:table-cell office:value-type="float" office:value="87372" table:style-name="ce6">
            <text:p>87,372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38615" table:style-name="ce6">
            <text:p>38,615<text:s/></text:p>
          </table:table-cell>
          <table:table-cell office:value-type="float" office:value="48380" table:style-name="ce6">
            <text:p>48,380<text:s/></text:p>
          </table:table-cell>
          <table:table-cell office:value-type="float" office:value="29984" table:style-name="ce6">
            <text:p>29,984<text:s/></text:p>
          </table:table-cell>
          <table:table-cell office:value-type="float" office:value="82489" table:style-name="ce6">
            <text:p>82,489<text:s/></text:p>
          </table:table-cell>
          <table:table-cell office:value-type="float" office:value="22269" table:style-name="ce6">
            <text:p>22,269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51056" table:style-name="ce6">
            <text:p>51,056<text:s/></text:p>
          </table:table-cell>
          <table:table-cell office:value-type="float" office:value="28325" table:style-name="ce6">
            <text:p>28,325<text:s/></text:p>
          </table:table-cell>
          <table:table-cell office:value-type="float" office:value="29270" table:style-name="ce6">
            <text:p>29,270<text:s/></text:p>
          </table:table-cell>
          <table:table-cell office:value-type="float" office:value="28997" table:style-name="ce6">
            <text:p>28,997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35661" table:style-name="ce6">
            <text:p>35,661<text:s/></text:p>
          </table:table-cell>
          <table:table-cell office:value-type="float" office:value="31251" table:style-name="ce6">
            <text:p>31,251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4797" table:style-name="ce6">
            <text:p>14,79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8T00:00:00" table:style-name="ce5">
            <text:p>2020/1/18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59001" table:style-name="ce6">
            <text:p>59,001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17086" table:style-name="ce6">
            <text:p>17,086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29857" table:style-name="ce6">
            <text:p>29,857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30955" table:style-name="ce6">
            <text:p>30,955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36149" table:style-name="ce6">
            <text:p>36,149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172751" table:style-name="ce6">
            <text:p>172,751<text:s/></text:p>
          </table:table-cell>
          <table:table-cell office:value-type="float" office:value="56740" table:style-name="ce6">
            <text:p>56,740<text:s/></text:p>
          </table:table-cell>
          <table:table-cell office:value-type="float" office:value="25150" table:style-name="ce6">
            <text:p>25,150<text:s/></text:p>
          </table:table-cell>
          <table:table-cell office:value-type="float" office:value="22125" table:style-name="ce6">
            <text:p>22,125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34621" table:style-name="ce6">
            <text:p>34,621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32155" table:style-name="ce6">
            <text:p>32,155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20970" table:style-name="ce6">
            <text:p>20,970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32451" table:style-name="ce6">
            <text:p>32,451<text:s/></text:p>
          </table:table-cell>
          <table:table-cell office:value-type="float" office:value="46899" table:style-name="ce6">
            <text:p>46,899<text:s/></text:p>
          </table:table-cell>
          <table:table-cell office:value-type="float" office:value="37569" table:style-name="ce6">
            <text:p>37,569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33616" table:style-name="ce6">
            <text:p>33,616<text:s/></text:p>
          </table:table-cell>
          <table:table-cell office:value-type="float" office:value="94778" table:style-name="ce6">
            <text:p>94,778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36254" table:style-name="ce6">
            <text:p>36,254<text:s/></text:p>
          </table:table-cell>
          <table:table-cell office:value-type="float" office:value="43744" table:style-name="ce6">
            <text:p>43,744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73454" table:style-name="ce6">
            <text:p>73,454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16978" table:style-name="ce6">
            <text:p>16,978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35072" table:style-name="ce6">
            <text:p>35,072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20239" table:style-name="ce6">
            <text:p>20,239<text:s/></text:p>
          </table:table-cell>
          <table:table-cell office:value-type="float" office:value="28756" table:style-name="ce6">
            <text:p>28,756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5665" table:style-name="ce6">
            <text:p>15,665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25547" table:style-name="ce6">
            <text:p>25,547<text:s/></text:p>
          </table:table-cell>
          <table:table-cell office:value-type="float" office:value="28268" table:style-name="ce6">
            <text:p>28,268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9T00:00:00" table:style-name="ce5">
            <text:p>2020/1/19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48765" table:style-name="ce6">
            <text:p>48,765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29060" table:style-name="ce6">
            <text:p>29,060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25759" table:style-name="ce6">
            <text:p>25,759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31578" table:style-name="ce6">
            <text:p>31,578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23287" table:style-name="ce6">
            <text:p>23,287<text:s/></text:p>
          </table:table-cell>
          <table:table-cell office:value-type="float" office:value="17631" table:style-name="ce6">
            <text:p>17,631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63120" table:style-name="ce6">
            <text:p>163,120<text:s/></text:p>
          </table:table-cell>
          <table:table-cell office:value-type="float" office:value="48263" table:style-name="ce6">
            <text:p>48,263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23180" table:style-name="ce6">
            <text:p>23,180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7025" table:style-name="ce6">
            <text:p>17,025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27232" table:style-name="ce6">
            <text:p>27,232<text:s/></text:p>
          </table:table-cell>
          <table:table-cell office:value-type="float" office:value="42688" table:style-name="ce6">
            <text:p>42,688<text:s/></text:p>
          </table:table-cell>
          <table:table-cell office:value-type="float" office:value="32388" table:style-name="ce6">
            <text:p>32,388<text:s/></text:p>
          </table:table-cell>
          <table:table-cell office:value-type="float" office:value="20472" table:style-name="ce6">
            <text:p>20,472<text:s/></text:p>
          </table:table-cell>
          <table:table-cell office:value-type="float" office:value="29261" table:style-name="ce6">
            <text:p>29,261<text:s/></text:p>
          </table:table-cell>
          <table:table-cell office:value-type="float" office:value="83349" table:style-name="ce6">
            <text:p>83,349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31436" table:style-name="ce6">
            <text:p>31,436<text:s/></text:p>
          </table:table-cell>
          <table:table-cell office:value-type="float" office:value="34676" table:style-name="ce6">
            <text:p>34,676<text:s/></text:p>
          </table:table-cell>
          <table:table-cell office:value-type="float" office:value="20273" table:style-name="ce6">
            <text:p>20,273<text:s/></text:p>
          </table:table-cell>
          <table:table-cell office:value-type="float" office:value="61729" table:style-name="ce6">
            <text:p>61,729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28607" table:style-name="ce6">
            <text:p>28,607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8813" table:style-name="ce6">
            <text:p>18,813<text:s/></text:p>
          </table:table-cell>
          <table:table-cell office:value-type="float" office:value="20516" table:style-name="ce6">
            <text:p>20,516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18237" table:style-name="ce6">
            <text:p>18,237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3936" table:style-name="ce6">
            <text:p>13,936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6093" table:style-name="ce6">
            <text:p>6,093<text:s/></text:p>
          </table:table-cell>
          <table:table-cell table:number-columns-repeated="16264"/>
        </table:table-row>
        <table:table-row table:style-name="ro2">
          <table:table-cell office:value-type="date" office:date-value="2020-01-20T00:00:00" table:style-name="ce5">
            <text:p>2020/1/20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49354" table:style-name="ce6">
            <text:p>49,354<text:s/></text:p>
          </table:table-cell>
          <table:table-cell office:value-type="float" office:value="53072" table:style-name="ce6">
            <text:p>53,072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18903" table:style-name="ce6">
            <text:p>18,903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2296" table:style-name="ce6">
            <text:p>32,296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28358" table:style-name="ce6">
            <text:p>28,358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36861" table:style-name="ce6">
            <text:p>36,861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41465" table:style-name="ce6">
            <text:p>41,465<text:s/></text:p>
          </table:table-cell>
          <table:table-cell office:value-type="float" office:value="29745" table:style-name="ce6">
            <text:p>29,745<text:s/></text:p>
          </table:table-cell>
          <table:table-cell office:value-type="float" office:value="30358" table:style-name="ce6">
            <text:p>30,358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9603" table:style-name="ce6">
            <text:p>29,603<text:s/></text:p>
          </table:table-cell>
          <table:table-cell office:value-type="float" office:value="164648" table:style-name="ce6">
            <text:p>164,648<text:s/></text:p>
          </table:table-cell>
          <table:table-cell office:value-type="float" office:value="49086" table:style-name="ce6">
            <text:p>49,086<text:s/></text:p>
          </table:table-cell>
          <table:table-cell office:value-type="float" office:value="28621" table:style-name="ce6">
            <text:p>28,621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26352" table:style-name="ce6">
            <text:p>26,352<text:s/></text:p>
          </table:table-cell>
          <table:table-cell office:value-type="float" office:value="30272" table:style-name="ce6">
            <text:p>30,272<text:s/></text:p>
          </table:table-cell>
          <table:table-cell office:value-type="float" office:value="29099" table:style-name="ce6">
            <text:p>29,099<text:s/></text:p>
          </table:table-cell>
          <table:table-cell office:value-type="float" office:value="25805" table:style-name="ce6">
            <text:p>25,805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34584" table:style-name="ce6">
            <text:p>34,584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2404" table:style-name="ce6">
            <text:p>32,404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32487" table:style-name="ce6">
            <text:p>32,487<text:s/></text:p>
          </table:table-cell>
          <table:table-cell office:value-type="float" office:value="48558" table:style-name="ce6">
            <text:p>48,558<text:s/></text:p>
          </table:table-cell>
          <table:table-cell office:value-type="float" office:value="44687" table:style-name="ce6">
            <text:p>44,687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84212" table:style-name="ce6">
            <text:p>84,212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36207" table:style-name="ce6">
            <text:p>36,207<text:s/></text:p>
          </table:table-cell>
          <table:table-cell office:value-type="float" office:value="43196" table:style-name="ce6">
            <text:p>43,196<text:s/></text:p>
          </table:table-cell>
          <table:table-cell office:value-type="float" office:value="27162" table:style-name="ce6">
            <text:p>27,162<text:s/></text:p>
          </table:table-cell>
          <table:table-cell office:value-type="float" office:value="73817" table:style-name="ce6">
            <text:p>73,817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35053" table:style-name="ce6">
            <text:p>35,053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47556" table:style-name="ce6">
            <text:p>47,556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27438" table:style-name="ce6">
            <text:p>27,43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4418" table:style-name="ce6">
            <text:p>14,418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33712" table:style-name="ce6">
            <text:p>33,712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3782" table:style-name="ce6">
            <text:p>3,782<text:s/></text:p>
          </table:table-cell>
          <table:table-cell table:number-columns-repeated="16264"/>
        </table:table-row>
        <table:table-row table:style-name="ro2">
          <table:table-cell office:value-type="date" office:date-value="2020-01-21T00:00:00" table:style-name="ce5">
            <text:p>2020/1/21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6495" table:style-name="ce6">
            <text:p>16,495<text:s/></text:p>
          </table:table-cell>
          <table:table-cell office:value-type="float" office:value="49305" table:style-name="ce6">
            <text:p>49,305<text:s/></text:p>
          </table:table-cell>
          <table:table-cell office:value-type="float" office:value="55594" table:style-name="ce6">
            <text:p>55,594<text:s/></text:p>
          </table:table-cell>
          <table:table-cell office:value-type="float" office:value="26034" table:style-name="ce6">
            <text:p>26,034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30347" table:style-name="ce6">
            <text:p>30,347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36725" table:style-name="ce6">
            <text:p>36,725<text:s/></text:p>
          </table:table-cell>
          <table:table-cell office:value-type="float" office:value="31204" table:style-name="ce6">
            <text:p>31,204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40833" table:style-name="ce6">
            <text:p>40,833<text:s/></text:p>
          </table:table-cell>
          <table:table-cell office:value-type="float" office:value="29999" table:style-name="ce6">
            <text:p>29,999<text:s/></text:p>
          </table:table-cell>
          <table:table-cell office:value-type="float" office:value="30227" table:style-name="ce6">
            <text:p>30,227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29113" table:style-name="ce6">
            <text:p>29,113<text:s/></text:p>
          </table:table-cell>
          <table:table-cell office:value-type="float" office:value="169502" table:style-name="ce6">
            <text:p>169,502<text:s/></text:p>
          </table:table-cell>
          <table:table-cell office:value-type="float" office:value="49526" table:style-name="ce6">
            <text:p>49,526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31624" table:style-name="ce6">
            <text:p>31,624<text:s/></text:p>
          </table:table-cell>
          <table:table-cell office:value-type="float" office:value="29946" table:style-name="ce6">
            <text:p>29,946<text:s/></text:p>
          </table:table-cell>
          <table:table-cell office:value-type="float" office:value="26192" table:style-name="ce6">
            <text:p>26,192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33428" table:style-name="ce6">
            <text:p>33,428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20323" table:style-name="ce6">
            <text:p>20,323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33476" table:style-name="ce6">
            <text:p>33,476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15073" table:style-name="ce6">
            <text:p>15,07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24999" table:style-name="ce6">
            <text:p>24,999<text:s/></text:p>
          </table:table-cell>
          <table:table-cell office:value-type="float" office:value="33117" table:style-name="ce6">
            <text:p>33,117<text:s/></text:p>
          </table:table-cell>
          <table:table-cell office:value-type="float" office:value="48892" table:style-name="ce6">
            <text:p>48,892<text:s/></text:p>
          </table:table-cell>
          <table:table-cell office:value-type="float" office:value="44100" table:style-name="ce6">
            <text:p>44,100<text:s/></text:p>
          </table:table-cell>
          <table:table-cell office:value-type="float" office:value="29246" table:style-name="ce6">
            <text:p>29,246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79528" table:style-name="ce6">
            <text:p>79,528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35555" table:style-name="ce6">
            <text:p>35,555<text:s/></text:p>
          </table:table-cell>
          <table:table-cell office:value-type="float" office:value="44078" table:style-name="ce6">
            <text:p>44,078<text:s/></text:p>
          </table:table-cell>
          <table:table-cell office:value-type="float" office:value="27081" table:style-name="ce6">
            <text:p>27,081<text:s/></text:p>
          </table:table-cell>
          <table:table-cell office:value-type="float" office:value="74752" table:style-name="ce6">
            <text:p>74,752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33262" table:style-name="ce6">
            <text:p>33,262<text:s/></text:p>
          </table:table-cell>
          <table:table-cell office:value-type="float" office:value="22170" table:style-name="ce6">
            <text:p>22,170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47902" table:style-name="ce6">
            <text:p>47,902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33993" table:style-name="ce6">
            <text:p>33,993<text:s/></text:p>
          </table:table-cell>
          <table:table-cell office:value-type="float" office:value="30120" table:style-name="ce6">
            <text:p>30,120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3495" table:style-name="ce6">
            <text:p>3,495<text:s/></text:p>
          </table:table-cell>
          <table:table-cell table:number-columns-repeated="16264"/>
        </table:table-row>
        <table:table-row table:style-name="ro2">
          <table:table-cell office:value-type="date" office:date-value="2020-01-22T00:00:00" table:style-name="ce5">
            <text:p>2020/1/22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44795" table:style-name="ce6">
            <text:p>44,795<text:s/></text:p>
          </table:table-cell>
          <table:table-cell office:value-type="float" office:value="55235" table:style-name="ce6">
            <text:p>55,235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42233" table:style-name="ce6">
            <text:p>42,233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33821" table:style-name="ce6">
            <text:p>33,821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38416" table:style-name="ce6">
            <text:p>38,416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25478" table:style-name="ce6">
            <text:p>25,478<text:s/></text:p>
          </table:table-cell>
          <table:table-cell office:value-type="float" office:value="181965" table:style-name="ce6">
            <text:p>181,965<text:s/></text:p>
          </table:table-cell>
          <table:table-cell office:value-type="float" office:value="49307" table:style-name="ce6">
            <text:p>49,307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5658" table:style-name="ce6">
            <text:p>25,658<text:s/></text:p>
          </table:table-cell>
          <table:table-cell office:value-type="float" office:value="28843" table:style-name="ce6">
            <text:p>28,843<text:s/></text:p>
          </table:table-cell>
          <table:table-cell office:value-type="float" office:value="27276" table:style-name="ce6">
            <text:p>27,276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30355" table:style-name="ce6">
            <text:p>30,355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31240" table:style-name="ce6">
            <text:p>31,240<text:s/></text:p>
          </table:table-cell>
          <table:table-cell office:value-type="float" office:value="49460" table:style-name="ce6">
            <text:p>49,460<text:s/></text:p>
          </table:table-cell>
          <table:table-cell office:value-type="float" office:value="41386" table:style-name="ce6">
            <text:p>41,386<text:s/></text:p>
          </table:table-cell>
          <table:table-cell office:value-type="float" office:value="27317" table:style-name="ce6">
            <text:p>27,317<text:s/></text:p>
          </table:table-cell>
          <table:table-cell office:value-type="float" office:value="30722" table:style-name="ce6">
            <text:p>30,722<text:s/></text:p>
          </table:table-cell>
          <table:table-cell office:value-type="float" office:value="77806" table:style-name="ce6">
            <text:p>77,806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34006" table:style-name="ce6">
            <text:p>34,006<text:s/></text:p>
          </table:table-cell>
          <table:table-cell office:value-type="float" office:value="43275" table:style-name="ce6">
            <text:p>43,275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74610" table:style-name="ce6">
            <text:p>74,610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28528" table:style-name="ce6">
            <text:p>28,528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31449" table:style-name="ce6">
            <text:p>31,449<text:s/></text:p>
          </table:table-cell>
          <table:table-cell office:value-type="float" office:value="20360" table:style-name="ce6">
            <text:p>20,360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42326" table:style-name="ce6">
            <text:p>42,326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31516" table:style-name="ce6">
            <text:p>31,516<text:s/></text:p>
          </table:table-cell>
          <table:table-cell office:value-type="float" office:value="28241" table:style-name="ce6">
            <text:p>28,241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3013" table:style-name="ce6">
            <text:p>3,013<text:s/></text:p>
          </table:table-cell>
          <table:table-cell table:number-columns-repeated="16264"/>
        </table:table-row>
        <table:table-row table:style-name="ro2">
          <table:table-cell office:value-type="date" office:date-value="2020-01-23T00:00:00" table:style-name="ce5">
            <text:p>2020/1/23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38660" table:style-name="ce6">
            <text:p>38,660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34510" table:style-name="ce6">
            <text:p>134,510<text:s/></text:p>
          </table:table-cell>
          <table:table-cell office:value-type="float" office:value="33978" table:style-name="ce6">
            <text:p>33,978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55874" table:style-name="ce6">
            <text:p>55,874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45644" table:style-name="ce6">
            <text:p>45,644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8382" table:style-name="ce6">
            <text:p>18,38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805" table:style-name="ce6">
            <text:p>2,805<text:s/></text:p>
          </table:table-cell>
          <table:table-cell table:number-columns-repeated="16264"/>
        </table:table-row>
        <table:table-row table:style-name="ro2">
          <table:table-cell office:value-type="date" office:date-value="2020-01-24T00:00:00" table:style-name="ce5">
            <text:p>2020/1/24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8134" table:style-name="ce6">
            <text:p>18,134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5747" table:style-name="ce6">
            <text:p>15,747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86711" table:style-name="ce6">
            <text:p>86,711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32555" table:style-name="ce6">
            <text:p>32,555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24025" table:style-name="ce6">
            <text:p>24,025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488" table:style-name="ce6">
            <text:p>488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715" table:style-name="ce6">
            <text:p>1,715<text:s/></text:p>
          </table:table-cell>
          <table:table-cell table:number-columns-repeated="16264"/>
        </table:table-row>
        <table:table-row table:style-name="ro2">
          <table:table-cell office:value-type="date" office:date-value="2020-01-25T00:00:00" table:style-name="ce5">
            <text:p>2020/1/25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28498" table:style-name="ce6">
            <text:p>28,498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113019" table:style-name="ce6">
            <text:p>113,019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19320" table:style-name="ce6">
            <text:p>19,320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47781" table:style-name="ce6">
            <text:p>47,781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56264" table:style-name="ce6">
            <text:p>56,264<text:s/></text:p>
          </table:table-cell>
          <table:table-cell office:value-type="float" office:value="65633" table:style-name="ce6">
            <text:p>65,633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45445" table:style-name="ce6">
            <text:p>45,445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25398" table:style-name="ce6">
            <text:p>25,398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33288" table:style-name="ce6">
            <text:p>33,288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549" table:style-name="ce6">
            <text:p>549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4987" table:style-name="ce6">
            <text:p>4,987<text:s/></text:p>
          </table:table-cell>
          <table:table-cell table:number-columns-repeated="16264"/>
        </table:table-row>
        <table:table-row table:style-name="ro2">
          <table:table-cell office:value-type="date" office:date-value="2020-01-26T00:00:00" table:style-name="ce5">
            <text:p>2020/1/26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27118" table:style-name="ce6">
            <text:p>27,118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19363" table:style-name="ce6">
            <text:p>19,363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13880" table:style-name="ce6">
            <text:p>13,880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113253" table:style-name="ce6">
            <text:p>113,253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54943" table:style-name="ce6">
            <text:p>54,943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40737" table:style-name="ce6">
            <text:p>40,737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12780" table:style-name="ce6">
            <text:p>12,780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545" table:style-name="ce6">
            <text:p>545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748" table:style-name="ce6">
            <text:p>2,748<text:s/></text:p>
          </table:table-cell>
          <table:table-cell table:number-columns-repeated="16264"/>
        </table:table-row>
        <table:table-row table:style-name="ro2">
          <table:table-cell office:value-type="date" office:date-value="2020-01-27T00:00:00" table:style-name="ce5">
            <text:p>2020/1/27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32466" table:style-name="ce6">
            <text:p>32,466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121445" table:style-name="ce6">
            <text:p>121,445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41556" table:style-name="ce6">
            <text:p>41,556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31884" table:style-name="ce6">
            <text:p>31,884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34737" table:style-name="ce6">
            <text:p>34,737<text:s/></text:p>
          </table:table-cell>
          <table:table-cell office:value-type="float" office:value="72060" table:style-name="ce6">
            <text:p>72,060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20970" table:style-name="ce6">
            <text:p>20,970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49430" table:style-name="ce6">
            <text:p>49,430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7164" table:style-name="ce6">
            <text:p>17,164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4087" table:style-name="ce6">
            <text:p>4,087<text:s/></text:p>
          </table:table-cell>
          <table:table-cell table:number-columns-repeated="16264"/>
        </table:table-row>
        <table:table-row table:style-name="ro2">
          <table:table-cell office:value-type="date" office:date-value="2020-01-28T00:00:00" table:style-name="ce5">
            <text:p>2020/1/28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34214" table:style-name="ce6">
            <text:p>34,214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24152" table:style-name="ce6">
            <text:p>24,152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7694" table:style-name="ce6">
            <text:p>17,694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17350" table:style-name="ce6">
            <text:p>117,350<text:s/></text:p>
          </table:table-cell>
          <table:table-cell office:value-type="float" office:value="32485" table:style-name="ce6">
            <text:p>32,485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40588" table:style-name="ce6">
            <text:p>40,588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31849" table:style-name="ce6">
            <text:p>31,849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32731" table:style-name="ce6">
            <text:p>32,731<text:s/></text:p>
          </table:table-cell>
          <table:table-cell office:value-type="float" office:value="68631" table:style-name="ce6">
            <text:p>68,631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48492" table:style-name="ce6">
            <text:p>48,492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8079" table:style-name="ce6">
            <text:p>18,079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4003" table:style-name="ce6">
            <text:p>4,003<text:s/></text:p>
          </table:table-cell>
          <table:table-cell table:number-columns-repeated="16264"/>
        </table:table-row>
        <table:table-row table:style-name="ro2">
          <table:table-cell office:value-type="date" office:date-value="2020-01-29T00:00:00" table:style-name="ce5">
            <text:p>2020/1/29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32935" table:style-name="ce6">
            <text:p>32,935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02989" table:style-name="ce6">
            <text:p>102,989<text:s/></text:p>
          </table:table-cell>
          <table:table-cell office:value-type="float" office:value="31331" table:style-name="ce6">
            <text:p>31,331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28918" table:style-name="ce6">
            <text:p>28,918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26964" table:style-name="ce6">
            <text:p>26,964<text:s/></text:p>
          </table:table-cell>
          <table:table-cell office:value-type="float" office:value="62009" table:style-name="ce6">
            <text:p>62,009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42896" table:style-name="ce6">
            <text:p>42,896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2886" table:style-name="ce6">
            <text:p>2,886<text:s/></text:p>
          </table:table-cell>
          <table:table-cell table:number-columns-repeated="16264"/>
        </table:table-row>
        <table:table-row table:style-name="ro2">
          <table:table-cell office:value-type="date" office:date-value="2020-01-30T00:00:00" table:style-name="ce5">
            <text:p>2020/1/30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40385" table:style-name="ce6">
            <text:p>40,385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27864" table:style-name="ce6">
            <text:p>27,864<text:s/></text:p>
          </table:table-cell>
          <table:table-cell office:value-type="float" office:value="23829" table:style-name="ce6">
            <text:p>23,829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34112" table:style-name="ce6">
            <text:p>34,112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4798" table:style-name="ce6">
            <text:p>24,798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22111" table:style-name="ce6">
            <text:p>22,111<text:s/></text:p>
          </table:table-cell>
          <table:table-cell office:value-type="float" office:value="123331" table:style-name="ce6">
            <text:p>123,331<text:s/></text:p>
          </table:table-cell>
          <table:table-cell office:value-type="float" office:value="38875" table:style-name="ce6">
            <text:p>38,875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19888" table:style-name="ce6">
            <text:p>19,888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31270" table:style-name="ce6">
            <text:p>31,270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19813" table:style-name="ce6">
            <text:p>19,813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26895" table:style-name="ce6">
            <text:p>26,895<text:s/></text:p>
          </table:table-cell>
          <table:table-cell office:value-type="float" office:value="38376" table:style-name="ce6">
            <text:p>38,376<text:s/></text:p>
          </table:table-cell>
          <table:table-cell office:value-type="float" office:value="36112" table:style-name="ce6">
            <text:p>36,112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29062" table:style-name="ce6">
            <text:p>29,062<text:s/></text:p>
          </table:table-cell>
          <table:table-cell office:value-type="float" office:value="70633" table:style-name="ce6">
            <text:p>70,633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4544" table:style-name="ce6">
            <text:p>34,544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60057" table:style-name="ce6">
            <text:p>60,057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28797" table:style-name="ce6">
            <text:p>28,797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37660" table:style-name="ce6">
            <text:p>37,660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28485" table:style-name="ce6">
            <text:p>28,485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28" table:style-name="ce6">
            <text:p>528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953" table:style-name="ce6">
            <text:p>1,953<text:s/></text:p>
          </table:table-cell>
          <table:table-cell table:number-columns-repeated="16264"/>
        </table:table-row>
        <table:table-row table:style-name="ro2">
          <table:table-cell office:value-type="date" office:date-value="2020-01-31T00:00:00" table:style-name="ce5">
            <text:p>2020/1/31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41953" table:style-name="ce6">
            <text:p>41,953<text:s/></text:p>
          </table:table-cell>
          <table:table-cell office:value-type="float" office:value="46365" table:style-name="ce6">
            <text:p>46,365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2343" table:style-name="ce6">
            <text:p>42,34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29210" table:style-name="ce6">
            <text:p>29,210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35745" table:style-name="ce6">
            <text:p>35,745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44059" table:style-name="ce6">
            <text:p>144,059<text:s/></text:p>
          </table:table-cell>
          <table:table-cell office:value-type="float" office:value="43705" table:style-name="ce6">
            <text:p>43,705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20657" table:style-name="ce6">
            <text:p>20,657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28715" table:style-name="ce6">
            <text:p>28,715<text:s/></text:p>
          </table:table-cell>
          <table:table-cell office:value-type="float" office:value="41772" table:style-name="ce6">
            <text:p>41,772<text:s/></text:p>
          </table:table-cell>
          <table:table-cell office:value-type="float" office:value="36500" table:style-name="ce6">
            <text:p>36,500<text:s/></text:p>
          </table:table-cell>
          <table:table-cell office:value-type="float" office:value="24914" table:style-name="ce6">
            <text:p>24,914<text:s/></text:p>
          </table:table-cell>
          <table:table-cell office:value-type="float" office:value="29413" table:style-name="ce6">
            <text:p>29,413<text:s/></text:p>
          </table:table-cell>
          <table:table-cell office:value-type="float" office:value="75956" table:style-name="ce6">
            <text:p>75,956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32020" table:style-name="ce6">
            <text:p>32,020<text:s/></text:p>
          </table:table-cell>
          <table:table-cell office:value-type="float" office:value="38079" table:style-name="ce6">
            <text:p>38,079<text:s/></text:p>
          </table:table-cell>
          <table:table-cell office:value-type="float" office:value="22912" table:style-name="ce6">
            <text:p>22,912<text:s/></text:p>
          </table:table-cell>
          <table:table-cell office:value-type="float" office:value="66524" table:style-name="ce6">
            <text:p>66,524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19513" table:style-name="ce6">
            <text:p>19,513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39533" table:style-name="ce6">
            <text:p>39,533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29358" table:style-name="ce6">
            <text:p>29,358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2755" table:style-name="ce6">
            <text:p>2,755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1-01T00:00:00" table:style-name="ce5">
            <text:p>2020/1/1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43108" table:style-name="ce6">
            <text:p>43,108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28718" table:style-name="ce6">
            <text:p>28,718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23346" table:style-name="ce6">
            <text:p>23,346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22988" table:style-name="ce6">
            <text:p>22,988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52499" table:style-name="ce6">
            <text:p>152,499<text:s/></text:p>
          </table:table-cell>
          <table:table-cell office:value-type="float" office:value="44081" table:style-name="ce6">
            <text:p>44,081<text:s/></text:p>
          </table:table-cell>
          <table:table-cell office:value-type="float" office:value="17439" table:style-name="ce6">
            <text:p>17,439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27463" table:style-name="ce6">
            <text:p>27,463<text:s/></text:p>
          </table:table-cell>
          <table:table-cell office:value-type="float" office:value="34686" table:style-name="ce6">
            <text:p>34,686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17750" table:style-name="ce6">
            <text:p>17,750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43659" table:style-name="ce6">
            <text:p>43,659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5270" table:style-name="ce6">
            <text:p>15,270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41694" table:style-name="ce6">
            <text:p>41,694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37009" table:style-name="ce6">
            <text:p>37,009<text:s/></text:p>
          </table:table-cell>
          <table:table-cell office:value-type="float" office:value="93447" table:style-name="ce6">
            <text:p>93,447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28273" table:style-name="ce6">
            <text:p>28,273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64096" table:style-name="ce6">
            <text:p>64,096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35457" table:style-name="ce6">
            <text:p>35,457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2T00:00:00" table:style-name="ce5">
            <text:p>2020/1/2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44806" table:style-name="ce6">
            <text:p>44,806<text:s/></text:p>
          </table:table-cell>
          <table:table-cell office:value-type="float" office:value="47275" table:style-name="ce6">
            <text:p>47,275<text:s/></text:p>
          </table:table-cell>
          <table:table-cell office:value-type="float" office:value="29845" table:style-name="ce6">
            <text:p>29,845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37699" table:style-name="ce6">
            <text:p>37,699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18372" table:style-name="ce6">
            <text:p>18,372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29888" table:style-name="ce6">
            <text:p>29,888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36075" table:style-name="ce6">
            <text:p>36,075<text:s/></text:p>
          </table:table-cell>
          <table:table-cell office:value-type="float" office:value="33030" table:style-name="ce6">
            <text:p>33,030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38579" table:style-name="ce6">
            <text:p>38,579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23934" table:style-name="ce6">
            <text:p>23,934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152533" table:style-name="ce6">
            <text:p>152,533<text:s/></text:p>
          </table:table-cell>
          <table:table-cell office:value-type="float" office:value="45956" table:style-name="ce6">
            <text:p>45,956<text:s/></text:p>
          </table:table-cell>
          <table:table-cell office:value-type="float" office:value="24627" table:style-name="ce6">
            <text:p>24,627<text:s/></text:p>
          </table:table-cell>
          <table:table-cell office:value-type="float" office:value="27530" table:style-name="ce6">
            <text:p>27,530<text:s/></text:p>
          </table:table-cell>
          <table:table-cell office:value-type="float" office:value="29474" table:style-name="ce6">
            <text:p>29,474<text:s/></text:p>
          </table:table-cell>
          <table:table-cell office:value-type="float" office:value="36611" table:style-name="ce6">
            <text:p>36,611<text:s/></text:p>
          </table:table-cell>
          <table:table-cell office:value-type="float" office:value="32243" table:style-name="ce6">
            <text:p>32,243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33001" table:style-name="ce6">
            <text:p>33,001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41506" table:style-name="ce6">
            <text:p>41,506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27976" table:style-name="ce6">
            <text:p>27,976<text:s/></text:p>
          </table:table-cell>
          <table:table-cell office:value-type="float" office:value="33671" table:style-name="ce6">
            <text:p>33,671<text:s/></text:p>
          </table:table-cell>
          <table:table-cell office:value-type="float" office:value="40148" table:style-name="ce6">
            <text:p>40,148<text:s/></text:p>
          </table:table-cell>
          <table:table-cell office:value-type="float" office:value="45797" table:style-name="ce6">
            <text:p>45,797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35724" table:style-name="ce6">
            <text:p>35,724<text:s/></text:p>
          </table:table-cell>
          <table:table-cell office:value-type="float" office:value="76787" table:style-name="ce6">
            <text:p>76,787<text:s/></text:p>
          </table:table-cell>
          <table:table-cell office:value-type="float" office:value="26013" table:style-name="ce6">
            <text:p>26,013<text:s/></text:p>
          </table:table-cell>
          <table:table-cell office:value-type="float" office:value="36491" table:style-name="ce6">
            <text:p>36,491<text:s/></text:p>
          </table:table-cell>
          <table:table-cell office:value-type="float" office:value="38065" table:style-name="ce6">
            <text:p>38,065<text:s/></text:p>
          </table:table-cell>
          <table:table-cell office:value-type="float" office:value="23264" table:style-name="ce6">
            <text:p>23,264<text:s/></text:p>
          </table:table-cell>
          <table:table-cell office:value-type="float" office:value="65856" table:style-name="ce6">
            <text:p>65,856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36482" table:style-name="ce6">
            <text:p>36,482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44671" table:style-name="ce6">
            <text:p>44,671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29958" table:style-name="ce6">
            <text:p>29,958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33177" table:style-name="ce6">
            <text:p>33,177<text:s/></text:p>
          </table:table-cell>
          <table:table-cell office:value-type="float" office:value="30229" table:style-name="ce6">
            <text:p>30,229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3T00:00:00" table:style-name="ce5">
            <text:p>2020/1/3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47702" table:style-name="ce6">
            <text:p>47,702<text:s/></text:p>
          </table:table-cell>
          <table:table-cell office:value-type="float" office:value="52920" table:style-name="ce6">
            <text:p>52,920<text:s/></text:p>
          </table:table-cell>
          <table:table-cell office:value-type="float" office:value="30888" table:style-name="ce6">
            <text:p>30,888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41376" table:style-name="ce6">
            <text:p>41,376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32690" table:style-name="ce6">
            <text:p>32,690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38505" table:style-name="ce6">
            <text:p>38,505<text:s/></text:p>
          </table:table-cell>
          <table:table-cell office:value-type="float" office:value="34570" table:style-name="ce6">
            <text:p>34,570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25166" table:style-name="ce6">
            <text:p>25,166<text:s/></text:p>
          </table:table-cell>
          <table:table-cell office:value-type="float" office:value="27092" table:style-name="ce6">
            <text:p>27,092<text:s/></text:p>
          </table:table-cell>
          <table:table-cell office:value-type="float" office:value="171130" table:style-name="ce6">
            <text:p>171,130<text:s/></text:p>
          </table:table-cell>
          <table:table-cell office:value-type="float" office:value="50650" table:style-name="ce6">
            <text:p>50,650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8195" table:style-name="ce6">
            <text:p>28,195<text:s/></text:p>
          </table:table-cell>
          <table:table-cell office:value-type="float" office:value="31181" table:style-name="ce6">
            <text:p>31,181<text:s/></text:p>
          </table:table-cell>
          <table:table-cell office:value-type="float" office:value="39742" table:style-name="ce6">
            <text:p>39,742<text:s/></text:p>
          </table:table-cell>
          <table:table-cell office:value-type="float" office:value="34908" table:style-name="ce6">
            <text:p>34,908<text:s/></text:p>
          </table:table-cell>
          <table:table-cell office:value-type="float" office:value="27337" table:style-name="ce6">
            <text:p>27,337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35232" table:style-name="ce6">
            <text:p>35,232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43752" table:style-name="ce6">
            <text:p>43,752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24872" table:style-name="ce6">
            <text:p>24,872<text:s/></text:p>
          </table:table-cell>
          <table:table-cell office:value-type="float" office:value="29627" table:style-name="ce6">
            <text:p>29,627<text:s/></text:p>
          </table:table-cell>
          <table:table-cell office:value-type="float" office:value="36421" table:style-name="ce6">
            <text:p>36,421<text:s/></text:p>
          </table:table-cell>
          <table:table-cell office:value-type="float" office:value="45001" table:style-name="ce6">
            <text:p>45,001<text:s/></text:p>
          </table:table-cell>
          <table:table-cell office:value-type="float" office:value="48373" table:style-name="ce6">
            <text:p>48,373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37619" table:style-name="ce6">
            <text:p>37,619<text:s/></text:p>
          </table:table-cell>
          <table:table-cell office:value-type="float" office:value="85050" table:style-name="ce6">
            <text:p>85,050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38665" table:style-name="ce6">
            <text:p>38,665<text:s/></text:p>
          </table:table-cell>
          <table:table-cell office:value-type="float" office:value="40808" table:style-name="ce6">
            <text:p>40,808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73399" table:style-name="ce6">
            <text:p>73,399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41008" table:style-name="ce6">
            <text:p>41,008<text:s/></text:p>
          </table:table-cell>
          <table:table-cell office:value-type="float" office:value="22288" table:style-name="ce6">
            <text:p>22,288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46236" table:style-name="ce6">
            <text:p>46,236<text:s/></text:p>
          </table:table-cell>
          <table:table-cell office:value-type="float" office:value="30807" table:style-name="ce6">
            <text:p>30,807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31451" table:style-name="ce6">
            <text:p>31,451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20559" table:style-name="ce6">
            <text:p>20,559<text:s/></text:p>
          </table:table-cell>
          <table:table-cell office:value-type="float" office:value="34163" table:style-name="ce6">
            <text:p>34,163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4T00:00:00" table:style-name="ce5">
            <text:p>2020/1/4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50776" table:style-name="ce6">
            <text:p>50,776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3755" table:style-name="ce6">
            <text:p>33,755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17031" table:style-name="ce6">
            <text:p>17,031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30571" table:style-name="ce6">
            <text:p>30,571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29631" table:style-name="ce6">
            <text:p>29,631<text:s/></text:p>
          </table:table-cell>
          <table:table-cell office:value-type="float" office:value="28560" table:style-name="ce6">
            <text:p>28,560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35331" table:style-name="ce6">
            <text:p>35,331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66115" table:style-name="ce6">
            <text:p>166,115<text:s/></text:p>
          </table:table-cell>
          <table:table-cell office:value-type="float" office:value="50724" table:style-name="ce6">
            <text:p>50,724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22129" table:style-name="ce6">
            <text:p>22,129<text:s/></text:p>
          </table:table-cell>
          <table:table-cell office:value-type="float" office:value="32824" table:style-name="ce6">
            <text:p>32,824<text:s/></text:p>
          </table:table-cell>
          <table:table-cell office:value-type="float" office:value="37597" table:style-name="ce6">
            <text:p>37,597<text:s/></text:p>
          </table:table-cell>
          <table:table-cell office:value-type="float" office:value="31465" table:style-name="ce6">
            <text:p>31,465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43981" table:style-name="ce6">
            <text:p>43,981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0387" table:style-name="ce6">
            <text:p>20,387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33423" table:style-name="ce6">
            <text:p>33,423<text:s/></text:p>
          </table:table-cell>
          <table:table-cell office:value-type="float" office:value="41645" table:style-name="ce6">
            <text:p>41,645<text:s/></text:p>
          </table:table-cell>
          <table:table-cell office:value-type="float" office:value="37637" table:style-name="ce6">
            <text:p>37,637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37210" table:style-name="ce6">
            <text:p>37,210<text:s/></text:p>
          </table:table-cell>
          <table:table-cell office:value-type="float" office:value="86867" table:style-name="ce6">
            <text:p>86,867<text:s/></text:p>
          </table:table-cell>
          <table:table-cell office:value-type="float" office:value="19381" table:style-name="ce6">
            <text:p>19,381<text:s/></text:p>
          </table:table-cell>
          <table:table-cell office:value-type="float" office:value="35436" table:style-name="ce6">
            <text:p>35,436<text:s/></text:p>
          </table:table-cell>
          <table:table-cell office:value-type="float" office:value="36014" table:style-name="ce6">
            <text:p>36,014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64696" table:style-name="ce6">
            <text:p>64,696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38066" table:style-name="ce6">
            <text:p>38,066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8558" table:style-name="ce6">
            <text:p>28,558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5T00:00:00" table:style-name="ce5">
            <text:p>2020/1/5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6573" table:style-name="ce6">
            <text:p>26,573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27063" table:style-name="ce6">
            <text:p>27,063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23944" table:style-name="ce6">
            <text:p>23,944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28850" table:style-name="ce6">
            <text:p>28,850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156407" table:style-name="ce6">
            <text:p>156,407<text:s/></text:p>
          </table:table-cell>
          <table:table-cell office:value-type="float" office:value="41682" table:style-name="ce6">
            <text:p>41,682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9367" table:style-name="ce6">
            <text:p>19,367<text:s/></text:p>
          </table:table-cell>
          <table:table-cell office:value-type="float" office:value="28261" table:style-name="ce6">
            <text:p>28,261<text:s/></text:p>
          </table:table-cell>
          <table:table-cell office:value-type="float" office:value="31311" table:style-name="ce6">
            <text:p>31,311<text:s/></text:p>
          </table:table-cell>
          <table:table-cell office:value-type="float" office:value="24940" table:style-name="ce6">
            <text:p>24,940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40122" table:style-name="ce6">
            <text:p>40,122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38578" table:style-name="ce6">
            <text:p>38,578<text:s/></text:p>
          </table:table-cell>
          <table:table-cell office:value-type="float" office:value="31718" table:style-name="ce6">
            <text:p>31,718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31354" table:style-name="ce6">
            <text:p>31,354<text:s/></text:p>
          </table:table-cell>
          <table:table-cell office:value-type="float" office:value="75214" table:style-name="ce6">
            <text:p>75,214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29389" table:style-name="ce6">
            <text:p>29,389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54013" table:style-name="ce6">
            <text:p>54,013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32087" table:style-name="ce6">
            <text:p>32,08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23700" table:style-name="ce6">
            <text:p>23,700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6T00:00:00" table:style-name="ce5">
            <text:p>2020/1/6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44199" table:style-name="ce6">
            <text:p>44,199<text:s/></text:p>
          </table:table-cell>
          <table:table-cell office:value-type="float" office:value="44532" table:style-name="ce6">
            <text:p>44,532<text:s/></text:p>
          </table:table-cell>
          <table:table-cell office:value-type="float" office:value="28630" table:style-name="ce6">
            <text:p>28,630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32248" table:style-name="ce6">
            <text:p>32,248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27008" table:style-name="ce6">
            <text:p>27,008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35410" table:style-name="ce6">
            <text:p>35,410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38057" table:style-name="ce6">
            <text:p>38,057<text:s/></text:p>
          </table:table-cell>
          <table:table-cell office:value-type="float" office:value="28262" table:style-name="ce6">
            <text:p>28,262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143791" table:style-name="ce6">
            <text:p>143,791<text:s/></text:p>
          </table:table-cell>
          <table:table-cell office:value-type="float" office:value="40973" table:style-name="ce6">
            <text:p>40,973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26201" table:style-name="ce6">
            <text:p>26,201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33034" table:style-name="ce6">
            <text:p>33,034<text:s/></text:p>
          </table:table-cell>
          <table:table-cell office:value-type="float" office:value="29972" table:style-name="ce6">
            <text:p>29,972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33478" table:style-name="ce6">
            <text:p>33,478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37308" table:style-name="ce6">
            <text:p>37,308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23313" table:style-name="ce6">
            <text:p>23,313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32703" table:style-name="ce6">
            <text:p>32,703<text:s/></text:p>
          </table:table-cell>
          <table:table-cell office:value-type="float" office:value="39102" table:style-name="ce6">
            <text:p>39,102<text:s/></text:p>
          </table:table-cell>
          <table:table-cell office:value-type="float" office:value="44897" table:style-name="ce6">
            <text:p>44,897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32904" table:style-name="ce6">
            <text:p>32,904<text:s/></text:p>
          </table:table-cell>
          <table:table-cell office:value-type="float" office:value="70569" table:style-name="ce6">
            <text:p>70,569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34456" table:style-name="ce6">
            <text:p>34,456<text:s/></text:p>
          </table:table-cell>
          <table:table-cell office:value-type="float" office:value="35381" table:style-name="ce6">
            <text:p>35,381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63152" table:style-name="ce6">
            <text:p>63,152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35083" table:style-name="ce6">
            <text:p>35,083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43307" table:style-name="ce6">
            <text:p>43,307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7965" table:style-name="ce6">
            <text:p>27,965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31647" table:style-name="ce6">
            <text:p>31,647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7T00:00:00" table:style-name="ce5">
            <text:p>2020/1/7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45370" table:style-name="ce6">
            <text:p>45,370<text:s/></text:p>
          </table:table-cell>
          <table:table-cell office:value-type="float" office:value="45569" table:style-name="ce6">
            <text:p>45,569<text:s/></text:p>
          </table:table-cell>
          <table:table-cell office:value-type="float" office:value="29271" table:style-name="ce6">
            <text:p>29,271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32506" table:style-name="ce6">
            <text:p>32,506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28531" table:style-name="ce6">
            <text:p>28,531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36711" table:style-name="ce6">
            <text:p>36,711<text:s/></text:p>
          </table:table-cell>
          <table:table-cell office:value-type="float" office:value="31267" table:style-name="ce6">
            <text:p>31,267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38738" table:style-name="ce6">
            <text:p>38,738<text:s/></text:p>
          </table:table-cell>
          <table:table-cell office:value-type="float" office:value="29115" table:style-name="ce6">
            <text:p>29,115<text:s/></text:p>
          </table:table-cell>
          <table:table-cell office:value-type="float" office:value="28155" table:style-name="ce6">
            <text:p>28,155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140609" table:style-name="ce6">
            <text:p>140,609<text:s/></text:p>
          </table:table-cell>
          <table:table-cell office:value-type="float" office:value="42925" table:style-name="ce6">
            <text:p>42,925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26828" table:style-name="ce6">
            <text:p>26,828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34459" table:style-name="ce6">
            <text:p>34,459<text:s/></text:p>
          </table:table-cell>
          <table:table-cell office:value-type="float" office:value="31448" table:style-name="ce6">
            <text:p>31,448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33684" table:style-name="ce6">
            <text:p>33,684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5031" table:style-name="ce6">
            <text:p>15,03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8215" table:style-name="ce6">
            <text:p>38,215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28854" table:style-name="ce6">
            <text:p>28,854<text:s/></text:p>
          </table:table-cell>
          <table:table-cell office:value-type="float" office:value="33624" table:style-name="ce6">
            <text:p>33,624<text:s/></text:p>
          </table:table-cell>
          <table:table-cell office:value-type="float" office:value="39514" table:style-name="ce6">
            <text:p>39,514<text:s/></text:p>
          </table:table-cell>
          <table:table-cell office:value-type="float" office:value="46209" table:style-name="ce6">
            <text:p>46,209<text:s/></text:p>
          </table:table-cell>
          <table:table-cell office:value-type="float" office:value="27897" table:style-name="ce6">
            <text:p>27,897<text:s/></text:p>
          </table:table-cell>
          <table:table-cell office:value-type="float" office:value="33359" table:style-name="ce6">
            <text:p>33,359<text:s/></text:p>
          </table:table-cell>
          <table:table-cell office:value-type="float" office:value="71673" table:style-name="ce6">
            <text:p>71,673<text:s/></text:p>
          </table:table-cell>
          <table:table-cell office:value-type="float" office:value="25605" table:style-name="ce6">
            <text:p>25,605<text:s/></text:p>
          </table:table-cell>
          <table:table-cell office:value-type="float" office:value="34763" table:style-name="ce6">
            <text:p>34,763<text:s/></text:p>
          </table:table-cell>
          <table:table-cell office:value-type="float" office:value="36528" table:style-name="ce6">
            <text:p>36,528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63529" table:style-name="ce6">
            <text:p>63,529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32038" table:style-name="ce6">
            <text:p>32,038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43799" table:style-name="ce6">
            <text:p>43,799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5973" table:style-name="ce6">
            <text:p>25,973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32427" table:style-name="ce6">
            <text:p>32,427<text:s/></text:p>
          </table:table-cell>
          <table:table-cell office:value-type="float" office:value="28223" table:style-name="ce6">
            <text:p>28,223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8T00:00:00" table:style-name="ce5">
            <text:p>2020/1/8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45466" table:style-name="ce6">
            <text:p>45,466<text:s/></text:p>
          </table:table-cell>
          <table:table-cell office:value-type="float" office:value="48019" table:style-name="ce6">
            <text:p>48,019<text:s/></text:p>
          </table:table-cell>
          <table:table-cell office:value-type="float" office:value="29427" table:style-name="ce6">
            <text:p>29,427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5396" table:style-name="ce6">
            <text:p>15,396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33273" table:style-name="ce6">
            <text:p>33,273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18740" table:style-name="ce6">
            <text:p>18,740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30219" table:style-name="ce6">
            <text:p>30,219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37599" table:style-name="ce6">
            <text:p>37,599<text:s/></text:p>
          </table:table-cell>
          <table:table-cell office:value-type="float" office:value="32272" table:style-name="ce6">
            <text:p>32,272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39159" table:style-name="ce6">
            <text:p>39,159<text:s/></text:p>
          </table:table-cell>
          <table:table-cell office:value-type="float" office:value="29558" table:style-name="ce6">
            <text:p>29,558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28266" table:style-name="ce6">
            <text:p>28,266<text:s/></text:p>
          </table:table-cell>
          <table:table-cell office:value-type="float" office:value="144908" table:style-name="ce6">
            <text:p>144,908<text:s/></text:p>
          </table:table-cell>
          <table:table-cell office:value-type="float" office:value="44910" table:style-name="ce6">
            <text:p>44,910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6870" table:style-name="ce6">
            <text:p>26,870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34564" table:style-name="ce6">
            <text:p>34,564<text:s/></text:p>
          </table:table-cell>
          <table:table-cell office:value-type="float" office:value="31454" table:style-name="ce6">
            <text:p>31,454<text:s/></text:p>
          </table:table-cell>
          <table:table-cell office:value-type="float" office:value="26262" table:style-name="ce6">
            <text:p>26,262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35119" table:style-name="ce6">
            <text:p>35,119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38426" table:style-name="ce6">
            <text:p>38,426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40445" table:style-name="ce6">
            <text:p>40,445<text:s/></text:p>
          </table:table-cell>
          <table:table-cell office:value-type="float" office:value="46528" table:style-name="ce6">
            <text:p>46,528<text:s/></text:p>
          </table:table-cell>
          <table:table-cell office:value-type="float" office:value="27734" table:style-name="ce6">
            <text:p>27,734<text:s/></text:p>
          </table:table-cell>
          <table:table-cell office:value-type="float" office:value="34081" table:style-name="ce6">
            <text:p>34,081<text:s/></text:p>
          </table:table-cell>
          <table:table-cell office:value-type="float" office:value="75052" table:style-name="ce6">
            <text:p>75,052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35968" table:style-name="ce6">
            <text:p>35,968<text:s/></text:p>
          </table:table-cell>
          <table:table-cell office:value-type="float" office:value="37879" table:style-name="ce6">
            <text:p>37,879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65525" table:style-name="ce6">
            <text:p>65,525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31958" table:style-name="ce6">
            <text:p>31,958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45293" table:style-name="ce6">
            <text:p>45,293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32688" table:style-name="ce6">
            <text:p>32,688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12780" table:style-name="ce6">
            <text:p>12,780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9T00:00:00" table:style-name="ce5">
            <text:p>2020/1/9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47604" table:style-name="ce6">
            <text:p>47,604<text:s/></text:p>
          </table:table-cell>
          <table:table-cell office:value-type="float" office:value="50182" table:style-name="ce6">
            <text:p>50,182<text:s/></text:p>
          </table:table-cell>
          <table:table-cell office:value-type="float" office:value="30905" table:style-name="ce6">
            <text:p>30,905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19450" table:style-name="ce6">
            <text:p>19,450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36325" table:style-name="ce6">
            <text:p>36,32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34815" table:style-name="ce6">
            <text:p>34,815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40702" table:style-name="ce6">
            <text:p>40,702<text:s/></text:p>
          </table:table-cell>
          <table:table-cell office:value-type="float" office:value="72941" table:style-name="ce6">
            <text:p>72,941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42618" table:style-name="ce6">
            <text:p>42,618<text:s/></text:p>
          </table:table-cell>
          <table:table-cell office:value-type="float" office:value="31627" table:style-name="ce6">
            <text:p>31,627<text:s/></text:p>
          </table:table-cell>
          <table:table-cell office:value-type="float" office:value="30357" table:style-name="ce6">
            <text:p>30,357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61103" table:style-name="ce6">
            <text:p>61,103<text:s/></text:p>
          </table:table-cell>
          <table:table-cell office:value-type="float" office:value="164964" table:style-name="ce6">
            <text:p>164,964<text:s/></text:p>
          </table:table-cell>
          <table:table-cell office:value-type="float" office:value="46581" table:style-name="ce6">
            <text:p>46,581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7501" table:style-name="ce6">
            <text:p>27,501<text:s/></text:p>
          </table:table-cell>
          <table:table-cell office:value-type="float" office:value="30844" table:style-name="ce6">
            <text:p>30,844<text:s/></text:p>
          </table:table-cell>
          <table:table-cell office:value-type="float" office:value="36844" table:style-name="ce6">
            <text:p>36,844<text:s/></text:p>
          </table:table-cell>
          <table:table-cell office:value-type="float" office:value="33108" table:style-name="ce6">
            <text:p>33,108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35469" table:style-name="ce6">
            <text:p>35,469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42853" table:style-name="ce6">
            <text:p>42,853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9373" table:style-name="ce6">
            <text:p>29,373<text:s/></text:p>
          </table:table-cell>
          <table:table-cell office:value-type="float" office:value="36083" table:style-name="ce6">
            <text:p>36,083<text:s/></text:p>
          </table:table-cell>
          <table:table-cell office:value-type="float" office:value="43056" table:style-name="ce6">
            <text:p>43,056<text:s/></text:p>
          </table:table-cell>
          <table:table-cell office:value-type="float" office:value="48580" table:style-name="ce6">
            <text:p>48,580<text:s/></text:p>
          </table:table-cell>
          <table:table-cell office:value-type="float" office:value="28734" table:style-name="ce6">
            <text:p>28,734<text:s/></text:p>
          </table:table-cell>
          <table:table-cell office:value-type="float" office:value="37759" table:style-name="ce6">
            <text:p>37,759<text:s/></text:p>
          </table:table-cell>
          <table:table-cell office:value-type="float" office:value="79687" table:style-name="ce6">
            <text:p>79,687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38083" table:style-name="ce6">
            <text:p>38,083<text:s/></text:p>
          </table:table-cell>
          <table:table-cell office:value-type="float" office:value="39605" table:style-name="ce6">
            <text:p>39,605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69170" table:style-name="ce6">
            <text:p>69,170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46404" table:style-name="ce6">
            <text:p>46,404<text:s/></text:p>
          </table:table-cell>
          <table:table-cell office:value-type="float" office:value="27596" table:style-name="ce6">
            <text:p>27,596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34329" table:style-name="ce6">
            <text:p>34,329<text:s/></text:p>
          </table:table-cell>
          <table:table-cell office:value-type="float" office:value="34549" table:style-name="ce6">
            <text:p>34,549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0T00:00:00" table:style-name="ce5">
            <text:p>2020/1/10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7626" table:style-name="ce6">
            <text:p>17,626<text:s/></text:p>
          </table:table-cell>
          <table:table-cell office:value-type="float" office:value="48409" table:style-name="ce6">
            <text:p>48,409<text:s/></text:p>
          </table:table-cell>
          <table:table-cell office:value-type="float" office:value="55045" table:style-name="ce6">
            <text:p>55,045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20055" table:style-name="ce6">
            <text:p>20,05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41568" table:style-name="ce6">
            <text:p>41,568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26757" table:style-name="ce6">
            <text:p>26,757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38566" table:style-name="ce6">
            <text:p>38,566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41109" table:style-name="ce6">
            <text:p>41,109<text:s/></text:p>
          </table:table-cell>
          <table:table-cell office:value-type="float" office:value="49167" table:style-name="ce6">
            <text:p>49,167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43846" table:style-name="ce6">
            <text:p>43,846<text:s/></text:p>
          </table:table-cell>
          <table:table-cell office:value-type="float" office:value="32394" table:style-name="ce6">
            <text:p>32,394<text:s/></text:p>
          </table:table-cell>
          <table:table-cell office:value-type="float" office:value="30974" table:style-name="ce6">
            <text:p>30,974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48764" table:style-name="ce6">
            <text:p>48,764<text:s/></text:p>
          </table:table-cell>
          <table:table-cell office:value-type="float" office:value="182329" table:style-name="ce6">
            <text:p>182,329<text:s/></text:p>
          </table:table-cell>
          <table:table-cell office:value-type="float" office:value="50641" table:style-name="ce6">
            <text:p>50,641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31317" table:style-name="ce6">
            <text:p>31,317<text:s/></text:p>
          </table:table-cell>
          <table:table-cell office:value-type="float" office:value="37010" table:style-name="ce6">
            <text:p>37,010<text:s/></text:p>
          </table:table-cell>
          <table:table-cell office:value-type="float" office:value="34999" table:style-name="ce6">
            <text:p>34,999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37051" table:style-name="ce6">
            <text:p>37,051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42883" table:style-name="ce6">
            <text:p>42,883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30249" table:style-name="ce6">
            <text:p>30,249<text:s/></text:p>
          </table:table-cell>
          <table:table-cell office:value-type="float" office:value="37713" table:style-name="ce6">
            <text:p>37,713<text:s/></text:p>
          </table:table-cell>
          <table:table-cell office:value-type="float" office:value="47690" table:style-name="ce6">
            <text:p>47,690<text:s/></text:p>
          </table:table-cell>
          <table:table-cell office:value-type="float" office:value="51385" table:style-name="ce6">
            <text:p>51,385<text:s/></text:p>
          </table:table-cell>
          <table:table-cell office:value-type="float" office:value="30044" table:style-name="ce6">
            <text:p>30,044<text:s/></text:p>
          </table:table-cell>
          <table:table-cell office:value-type="float" office:value="36090" table:style-name="ce6">
            <text:p>36,090<text:s/></text:p>
          </table:table-cell>
          <table:table-cell office:value-type="float" office:value="86871" table:style-name="ce6">
            <text:p>86,871<text:s/></text:p>
          </table:table-cell>
          <table:table-cell office:value-type="float" office:value="31880" table:style-name="ce6">
            <text:p>31,880<text:s/></text:p>
          </table:table-cell>
          <table:table-cell office:value-type="float" office:value="40329" table:style-name="ce6">
            <text:p>40,329<text:s/></text:p>
          </table:table-cell>
          <table:table-cell office:value-type="float" office:value="44162" table:style-name="ce6">
            <text:p>44,162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76160" table:style-name="ce6">
            <text:p>76,160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20121" table:style-name="ce6">
            <text:p>20,121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23634" table:style-name="ce6">
            <text:p>23,634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36513" table:style-name="ce6">
            <text:p>36,513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46970" table:style-name="ce6">
            <text:p>46,970<text:s/></text:p>
          </table:table-cell>
          <table:table-cell office:value-type="float" office:value="28788" table:style-name="ce6">
            <text:p>28,788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29916" table:style-name="ce6">
            <text:p>29,916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20854" table:style-name="ce6">
            <text:p>20,854<text:s/></text:p>
          </table:table-cell>
          <table:table-cell office:value-type="float" office:value="35018" table:style-name="ce6">
            <text:p>35,018<text:s/></text:p>
          </table:table-cell>
          <table:table-cell office:value-type="float" office:value="33376" table:style-name="ce6">
            <text:p>33,376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1T00:00:00" table:style-name="ce5">
            <text:p>2020/1/11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44492" table:style-name="ce6">
            <text:p>44,492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26247" table:style-name="ce6">
            <text:p>26,247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32649" table:style-name="ce6">
            <text:p>32,649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21539" table:style-name="ce6">
            <text:p>21,539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55710" table:style-name="ce6">
            <text:p>155,710<text:s/></text:p>
          </table:table-cell>
          <table:table-cell office:value-type="float" office:value="41895" table:style-name="ce6">
            <text:p>41,895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31525" table:style-name="ce6">
            <text:p>31,525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29683" table:style-name="ce6">
            <text:p>29,683<text:s/></text:p>
          </table:table-cell>
          <table:table-cell office:value-type="float" office:value="38272" table:style-name="ce6">
            <text:p>38,272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31361" table:style-name="ce6">
            <text:p>31,361<text:s/></text:p>
          </table:table-cell>
          <table:table-cell office:value-type="float" office:value="75102" table:style-name="ce6">
            <text:p>75,102<text:s/></text:p>
          </table:table-cell>
          <table:table-cell office:value-type="float" office:value="22385" table:style-name="ce6">
            <text:p>22,385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29400" table:style-name="ce6">
            <text:p>29,400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54711" table:style-name="ce6">
            <text:p>54,711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24839" table:style-name="ce6">
            <text:p>24,839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2T00:00:00" table:style-name="ce5">
            <text:p>2020/1/12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42024" table:style-name="ce6">
            <text:p>42,024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91339" table:style-name="ce6">
            <text:p>191,339<text:s/></text:p>
          </table:table-cell>
          <table:table-cell office:value-type="float" office:value="43561" table:style-name="ce6">
            <text:p>43,561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29263" table:style-name="ce6">
            <text:p>29,263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29556" table:style-name="ce6">
            <text:p>29,556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40856" table:style-name="ce6">
            <text:p>40,856<text:s/></text:p>
          </table:table-cell>
          <table:table-cell office:value-type="float" office:value="30410" table:style-name="ce6">
            <text:p>30,410<text:s/></text:p>
          </table:table-cell>
          <table:table-cell office:value-type="float" office:value="18813" table:style-name="ce6">
            <text:p>18,813<text:s/></text:p>
          </table:table-cell>
          <table:table-cell office:value-type="float" office:value="30840" table:style-name="ce6">
            <text:p>30,840<text:s/></text:p>
          </table:table-cell>
          <table:table-cell office:value-type="float" office:value="73019" table:style-name="ce6">
            <text:p>73,019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27998" table:style-name="ce6">
            <text:p>27,998<text:s/></text:p>
          </table:table-cell>
          <table:table-cell office:value-type="float" office:value="29089" table:style-name="ce6">
            <text:p>29,089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55631" table:style-name="ce6">
            <text:p>55,631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3T00:00:00" table:style-name="ce5">
            <text:p>2020/1/13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45844" table:style-name="ce6">
            <text:p>45,844<text:s/></text:p>
          </table:table-cell>
          <table:table-cell office:value-type="float" office:value="47932" table:style-name="ce6">
            <text:p>47,932<text:s/></text:p>
          </table:table-cell>
          <table:table-cell office:value-type="float" office:value="29383" table:style-name="ce6">
            <text:p>29,383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33933" table:style-name="ce6">
            <text:p>33,933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6637" table:style-name="ce6">
            <text:p>16,637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28326" table:style-name="ce6">
            <text:p>28,326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35839" table:style-name="ce6">
            <text:p>35,839<text:s/></text:p>
          </table:table-cell>
          <table:table-cell office:value-type="float" office:value="28528" table:style-name="ce6">
            <text:p>28,528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39097" table:style-name="ce6">
            <text:p>39,097<text:s/></text:p>
          </table:table-cell>
          <table:table-cell office:value-type="float" office:value="28811" table:style-name="ce6">
            <text:p>28,811<text:s/></text:p>
          </table:table-cell>
          <table:table-cell office:value-type="float" office:value="28170" table:style-name="ce6">
            <text:p>28,170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165032" table:style-name="ce6">
            <text:p>165,032<text:s/></text:p>
          </table:table-cell>
          <table:table-cell office:value-type="float" office:value="45167" table:style-name="ce6">
            <text:p>45,167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29852" table:style-name="ce6">
            <text:p>29,852<text:s/></text:p>
          </table:table-cell>
          <table:table-cell office:value-type="float" office:value="27458" table:style-name="ce6">
            <text:p>27,458<text:s/></text:p>
          </table:table-cell>
          <table:table-cell office:value-type="float" office:value="25106" table:style-name="ce6">
            <text:p>25,106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33050" table:style-name="ce6">
            <text:p>33,05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33240" table:style-name="ce6">
            <text:p>33,24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27486" table:style-name="ce6">
            <text:p>27,486<text:s/></text:p>
          </table:table-cell>
          <table:table-cell office:value-type="float" office:value="33588" table:style-name="ce6">
            <text:p>33,588<text:s/></text:p>
          </table:table-cell>
          <table:table-cell office:value-type="float" office:value="42458" table:style-name="ce6">
            <text:p>42,458<text:s/></text:p>
          </table:table-cell>
          <table:table-cell office:value-type="float" office:value="43801" table:style-name="ce6">
            <text:p>43,801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33473" table:style-name="ce6">
            <text:p>33,473<text:s/></text:p>
          </table:table-cell>
          <table:table-cell office:value-type="float" office:value="75192" table:style-name="ce6">
            <text:p>75,192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34405" table:style-name="ce6">
            <text:p>34,405<text:s/></text:p>
          </table:table-cell>
          <table:table-cell office:value-type="float" office:value="38580" table:style-name="ce6">
            <text:p>38,580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67355" table:style-name="ce6">
            <text:p>67,355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32936" table:style-name="ce6">
            <text:p>32,936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45121" table:style-name="ce6">
            <text:p>45,121<text:s/></text:p>
          </table:table-cell>
          <table:table-cell office:value-type="float" office:value="26797" table:style-name="ce6">
            <text:p>26,797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8586" table:style-name="ce6">
            <text:p>28,586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33188" table:style-name="ce6">
            <text:p>33,188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4T00:00:00" table:style-name="ce5">
            <text:p>2020/1/14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46635" table:style-name="ce6">
            <text:p>46,635<text:s/></text:p>
          </table:table-cell>
          <table:table-cell office:value-type="float" office:value="50608" table:style-name="ce6">
            <text:p>50,608<text:s/></text:p>
          </table:table-cell>
          <table:table-cell office:value-type="float" office:value="30086" table:style-name="ce6">
            <text:p>30,086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33062" table:style-name="ce6">
            <text:p>33,062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8689" table:style-name="ce6">
            <text:p>18,689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28978" table:style-name="ce6">
            <text:p>28,978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36434" table:style-name="ce6">
            <text:p>36,434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39038" table:style-name="ce6">
            <text:p>39,038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28445" table:style-name="ce6">
            <text:p>28,445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150918" table:style-name="ce6">
            <text:p>150,918<text:s/></text:p>
          </table:table-cell>
          <table:table-cell office:value-type="float" office:value="45846" table:style-name="ce6">
            <text:p>45,846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31546" table:style-name="ce6">
            <text:p>31,546<text:s/></text:p>
          </table:table-cell>
          <table:table-cell office:value-type="float" office:value="28911" table:style-name="ce6">
            <text:p>28,911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33618" table:style-name="ce6">
            <text:p>33,618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0118" table:style-name="ce6">
            <text:p>20,118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35028" table:style-name="ce6">
            <text:p>35,028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33949" table:style-name="ce6">
            <text:p>33,949<text:s/></text:p>
          </table:table-cell>
          <table:table-cell office:value-type="float" office:value="41486" table:style-name="ce6">
            <text:p>41,486<text:s/></text:p>
          </table:table-cell>
          <table:table-cell office:value-type="float" office:value="44794" table:style-name="ce6">
            <text:p>44,794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33736" table:style-name="ce6">
            <text:p>33,736<text:s/></text:p>
          </table:table-cell>
          <table:table-cell office:value-type="float" office:value="75561" table:style-name="ce6">
            <text:p>75,561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34826" table:style-name="ce6">
            <text:p>34,826<text:s/></text:p>
          </table:table-cell>
          <table:table-cell office:value-type="float" office:value="40042" table:style-name="ce6">
            <text:p>40,042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66727" table:style-name="ce6">
            <text:p>66,727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18267" table:style-name="ce6">
            <text:p>18,267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19986" table:style-name="ce6">
            <text:p>19,986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32570" table:style-name="ce6">
            <text:p>32,570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44700" table:style-name="ce6">
            <text:p>44,700<text:s/></text:p>
          </table:table-cell>
          <table:table-cell office:value-type="float" office:value="27286" table:style-name="ce6">
            <text:p>27,286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28421" table:style-name="ce6">
            <text:p>28,421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9761" table:style-name="ce6">
            <text:p>19,761<text:s/></text:p>
          </table:table-cell>
          <table:table-cell office:value-type="float" office:value="33185" table:style-name="ce6">
            <text:p>33,185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5T00:00:00" table:style-name="ce5">
            <text:p>2020/1/15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45915" table:style-name="ce6">
            <text:p>45,915<text:s/></text:p>
          </table:table-cell>
          <table:table-cell office:value-type="float" office:value="51707" table:style-name="ce6">
            <text:p>51,707<text:s/></text:p>
          </table:table-cell>
          <table:table-cell office:value-type="float" office:value="30008" table:style-name="ce6">
            <text:p>30,008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19297" table:style-name="ce6">
            <text:p>19,297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38174" table:style-name="ce6">
            <text:p>38,174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29216" table:style-name="ce6">
            <text:p>29,216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37051" table:style-name="ce6">
            <text:p>37,051<text:s/></text:p>
          </table:table-cell>
          <table:table-cell office:value-type="float" office:value="31278" table:style-name="ce6">
            <text:p>31,278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9822" table:style-name="ce6">
            <text:p>39,822<text:s/></text:p>
          </table:table-cell>
          <table:table-cell office:value-type="float" office:value="30061" table:style-name="ce6">
            <text:p>30,061<text:s/></text:p>
          </table:table-cell>
          <table:table-cell office:value-type="float" office:value="28463" table:style-name="ce6">
            <text:p>28,463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147988" table:style-name="ce6">
            <text:p>147,988<text:s/></text:p>
          </table:table-cell>
          <table:table-cell office:value-type="float" office:value="46972" table:style-name="ce6">
            <text:p>46,972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28316" table:style-name="ce6">
            <text:p>28,316<text:s/></text:p>
          </table:table-cell>
          <table:table-cell office:value-type="float" office:value="31757" table:style-name="ce6">
            <text:p>31,757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34671" table:style-name="ce6">
            <text:p>34,671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34587" table:style-name="ce6">
            <text:p>34,587<text:s/></text:p>
          </table:table-cell>
          <table:table-cell office:value-type="float" office:value="45467" table:style-name="ce6">
            <text:p>45,467<text:s/></text:p>
          </table:table-cell>
          <table:table-cell office:value-type="float" office:value="45257" table:style-name="ce6">
            <text:p>45,257<text:s/></text:p>
          </table:table-cell>
          <table:table-cell office:value-type="float" office:value="28337" table:style-name="ce6">
            <text:p>28,337<text:s/></text:p>
          </table:table-cell>
          <table:table-cell office:value-type="float" office:value="35417" table:style-name="ce6">
            <text:p>35,417<text:s/></text:p>
          </table:table-cell>
          <table:table-cell office:value-type="float" office:value="76914" table:style-name="ce6">
            <text:p>76,914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34999" table:style-name="ce6">
            <text:p>34,999<text:s/></text:p>
          </table:table-cell>
          <table:table-cell office:value-type="float" office:value="40084" table:style-name="ce6">
            <text:p>40,084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69501" table:style-name="ce6">
            <text:p>69,501<text:s/></text:p>
          </table:table-cell>
          <table:table-cell office:value-type="float" office:value="23309" table:style-name="ce6">
            <text:p>23,309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33483" table:style-name="ce6">
            <text:p>33,483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45628" table:style-name="ce6">
            <text:p>45,628<text:s/></text:p>
          </table:table-cell>
          <table:table-cell office:value-type="float" office:value="27029" table:style-name="ce6">
            <text:p>27,029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33449" table:style-name="ce6">
            <text:p>33,449<text:s/></text:p>
          </table:table-cell>
          <table:table-cell office:value-type="float" office:value="29715" table:style-name="ce6">
            <text:p>29,715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6T00:00:00" table:style-name="ce5">
            <text:p>2020/1/16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6795" table:style-name="ce6">
            <text:p>16,795<text:s/></text:p>
          </table:table-cell>
          <table:table-cell office:value-type="float" office:value="47143" table:style-name="ce6">
            <text:p>47,143<text:s/></text:p>
          </table:table-cell>
          <table:table-cell office:value-type="float" office:value="54431" table:style-name="ce6">
            <text:p>54,431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44380" table:style-name="ce6">
            <text:p>44,380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18957" table:style-name="ce6">
            <text:p>18,957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30930" table:style-name="ce6">
            <text:p>30,930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37712" table:style-name="ce6">
            <text:p>37,712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41506" table:style-name="ce6">
            <text:p>41,506<text:s/></text:p>
          </table:table-cell>
          <table:table-cell office:value-type="float" office:value="31001" table:style-name="ce6">
            <text:p>31,001<text:s/></text:p>
          </table:table-cell>
          <table:table-cell office:value-type="float" office:value="29616" table:style-name="ce6">
            <text:p>29,616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8305" table:style-name="ce6">
            <text:p>28,305<text:s/></text:p>
          </table:table-cell>
          <table:table-cell office:value-type="float" office:value="158020" table:style-name="ce6">
            <text:p>158,020<text:s/></text:p>
          </table:table-cell>
          <table:table-cell office:value-type="float" office:value="48544" table:style-name="ce6">
            <text:p>48,544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27854" table:style-name="ce6">
            <text:p>27,854<text:s/></text:p>
          </table:table-cell>
          <table:table-cell office:value-type="float" office:value="29435" table:style-name="ce6">
            <text:p>29,435<text:s/></text:p>
          </table:table-cell>
          <table:table-cell office:value-type="float" office:value="34965" table:style-name="ce6">
            <text:p>34,965<text:s/></text:p>
          </table:table-cell>
          <table:table-cell office:value-type="float" office:value="31487" table:style-name="ce6">
            <text:p>31,487<text:s/></text:p>
          </table:table-cell>
          <table:table-cell office:value-type="float" office:value="26652" table:style-name="ce6">
            <text:p>26,652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34793" table:style-name="ce6">
            <text:p>34,793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38442" table:style-name="ce6">
            <text:p>38,442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37065" table:style-name="ce6">
            <text:p>37,065<text:s/></text:p>
          </table:table-cell>
          <table:table-cell office:value-type="float" office:value="44040" table:style-name="ce6">
            <text:p>44,040<text:s/></text:p>
          </table:table-cell>
          <table:table-cell office:value-type="float" office:value="46397" table:style-name="ce6">
            <text:p>46,397<text:s/></text:p>
          </table:table-cell>
          <table:table-cell office:value-type="float" office:value="28756" table:style-name="ce6">
            <text:p>28,756<text:s/></text:p>
          </table:table-cell>
          <table:table-cell office:value-type="float" office:value="34823" table:style-name="ce6">
            <text:p>34,823<text:s/></text:p>
          </table:table-cell>
          <table:table-cell office:value-type="float" office:value="86911" table:style-name="ce6">
            <text:p>86,911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36506" table:style-name="ce6">
            <text:p>36,506<text:s/></text:p>
          </table:table-cell>
          <table:table-cell office:value-type="float" office:value="42794" table:style-name="ce6">
            <text:p>42,794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73356" table:style-name="ce6">
            <text:p>73,356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17088" table:style-name="ce6">
            <text:p>17,088<text:s/></text:p>
          </table:table-cell>
          <table:table-cell office:value-type="float" office:value="35217" table:style-name="ce6">
            <text:p>35,217<text:s/></text:p>
          </table:table-cell>
          <table:table-cell office:value-type="float" office:value="21455" table:style-name="ce6">
            <text:p>21,455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47501" table:style-name="ce6">
            <text:p>47,501<text:s/></text:p>
          </table:table-cell>
          <table:table-cell office:value-type="float" office:value="28147" table:style-name="ce6">
            <text:p>28,147<text:s/></text:p>
          </table:table-cell>
          <table:table-cell office:value-type="float" office:value="27758" table:style-name="ce6">
            <text:p>27,758<text:s/></text:p>
          </table:table-cell>
          <table:table-cell office:value-type="float" office:value="29462" table:style-name="ce6">
            <text:p>29,462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33669" table:style-name="ce6">
            <text:p>33,669<text:s/></text:p>
          </table:table-cell>
          <table:table-cell office:value-type="float" office:value="30284" table:style-name="ce6">
            <text:p>30,284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7T00:00:00" table:style-name="ce5">
            <text:p>2020/1/17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48917" table:style-name="ce6">
            <text:p>48,917<text:s/></text:p>
          </table:table-cell>
          <table:table-cell office:value-type="float" office:value="58919" table:style-name="ce6">
            <text:p>58,919<text:s/></text:p>
          </table:table-cell>
          <table:table-cell office:value-type="float" office:value="29989" table:style-name="ce6">
            <text:p>29,989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45870" table:style-name="ce6">
            <text:p>45,870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8994" table:style-name="ce6">
            <text:p>18,994<text:s/></text:p>
          </table:table-cell>
          <table:table-cell office:value-type="float" office:value="24990" table:style-name="ce6">
            <text:p>24,990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32523" table:style-name="ce6">
            <text:p>32,523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38398" table:style-name="ce6">
            <text:p>38,398<text:s/></text:p>
          </table:table-cell>
          <table:table-cell office:value-type="float" office:value="34493" table:style-name="ce6">
            <text:p>34,493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42243" table:style-name="ce6">
            <text:p>42,243<text:s/></text:p>
          </table:table-cell>
          <table:table-cell office:value-type="float" office:value="31051" table:style-name="ce6">
            <text:p>31,051<text:s/></text:p>
          </table:table-cell>
          <table:table-cell office:value-type="float" office:value="30546" table:style-name="ce6">
            <text:p>30,546<text:s/></text:p>
          </table:table-cell>
          <table:table-cell office:value-type="float" office:value="25229" table:style-name="ce6">
            <text:p>25,229<text:s/></text:p>
          </table:table-cell>
          <table:table-cell office:value-type="float" office:value="27809" table:style-name="ce6">
            <text:p>27,809<text:s/></text:p>
          </table:table-cell>
          <table:table-cell office:value-type="float" office:value="172636" table:style-name="ce6">
            <text:p>172,636<text:s/></text:p>
          </table:table-cell>
          <table:table-cell office:value-type="float" office:value="52801" table:style-name="ce6">
            <text:p>52,801<text:s/></text:p>
          </table:table-cell>
          <table:table-cell office:value-type="float" office:value="27402" table:style-name="ce6">
            <text:p>27,402<text:s/></text:p>
          </table:table-cell>
          <table:table-cell office:value-type="float" office:value="28284" table:style-name="ce6">
            <text:p>28,284<text:s/></text:p>
          </table:table-cell>
          <table:table-cell office:value-type="float" office:value="28482" table:style-name="ce6">
            <text:p>28,482<text:s/></text:p>
          </table:table-cell>
          <table:table-cell office:value-type="float" office:value="34448" table:style-name="ce6">
            <text:p>34,448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27647" table:style-name="ce6">
            <text:p>27,647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34809" table:style-name="ce6">
            <text:p>34,809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34658" table:style-name="ce6">
            <text:p>34,658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37478" table:style-name="ce6">
            <text:p>37,478<text:s/></text:p>
          </table:table-cell>
          <table:table-cell office:value-type="float" office:value="47686" table:style-name="ce6">
            <text:p>47,686<text:s/></text:p>
          </table:table-cell>
          <table:table-cell office:value-type="float" office:value="47961" table:style-name="ce6">
            <text:p>47,961<text:s/></text:p>
          </table:table-cell>
          <table:table-cell office:value-type="float" office:value="29208" table:style-name="ce6">
            <text:p>29,208<text:s/></text:p>
          </table:table-cell>
          <table:table-cell office:value-type="float" office:value="35092" table:style-name="ce6">
            <text:p>35,092<text:s/></text:p>
          </table:table-cell>
          <table:table-cell office:value-type="float" office:value="85825" table:style-name="ce6">
            <text:p>85,825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39224" table:style-name="ce6">
            <text:p>39,224<text:s/></text:p>
          </table:table-cell>
          <table:table-cell office:value-type="float" office:value="45274" table:style-name="ce6">
            <text:p>45,274<text:s/></text:p>
          </table:table-cell>
          <table:table-cell office:value-type="float" office:value="26820" table:style-name="ce6">
            <text:p>26,820<text:s/></text:p>
          </table:table-cell>
          <table:table-cell office:value-type="float" office:value="78886" table:style-name="ce6">
            <text:p>78,886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36780" table:style-name="ce6">
            <text:p>36,780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47859" table:style-name="ce6">
            <text:p>47,859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7283" table:style-name="ce6">
            <text:p>27,283<text:s/></text:p>
          </table:table-cell>
          <table:table-cell office:value-type="float" office:value="30093" table:style-name="ce6">
            <text:p>30,093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34093" table:style-name="ce6">
            <text:p>34,093<text:s/></text:p>
          </table:table-cell>
          <table:table-cell office:value-type="float" office:value="30295" table:style-name="ce6">
            <text:p>30,295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8T00:00:00" table:style-name="ce5">
            <text:p>2020/1/18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29222" table:style-name="ce6">
            <text:p>29,222<text:s/></text:p>
          </table:table-cell>
          <table:table-cell office:value-type="float" office:value="57026" table:style-name="ce6">
            <text:p>57,026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30982" table:style-name="ce6">
            <text:p>30,982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31464" table:style-name="ce6">
            <text:p>31,464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36355" table:style-name="ce6">
            <text:p>36,355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76623" table:style-name="ce6">
            <text:p>176,623<text:s/></text:p>
          </table:table-cell>
          <table:table-cell office:value-type="float" office:value="54316" table:style-name="ce6">
            <text:p>54,316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36408" table:style-name="ce6">
            <text:p>36,408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25898" table:style-name="ce6">
            <text:p>25,898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7606" table:style-name="ce6">
            <text:p>17,606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34654" table:style-name="ce6">
            <text:p>34,654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20175" table:style-name="ce6">
            <text:p>20,175<text:s/></text:p>
          </table:table-cell>
          <table:table-cell office:value-type="float" office:value="35197" table:style-name="ce6">
            <text:p>35,197<text:s/></text:p>
          </table:table-cell>
          <table:table-cell office:value-type="float" office:value="44824" table:style-name="ce6">
            <text:p>44,824<text:s/></text:p>
          </table:table-cell>
          <table:table-cell office:value-type="float" office:value="39342" table:style-name="ce6">
            <text:p>39,342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34770" table:style-name="ce6">
            <text:p>34,770<text:s/></text:p>
          </table:table-cell>
          <table:table-cell office:value-type="float" office:value="90896" table:style-name="ce6">
            <text:p>90,896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36577" table:style-name="ce6">
            <text:p>36,577<text:s/></text:p>
          </table:table-cell>
          <table:table-cell office:value-type="float" office:value="40339" table:style-name="ce6">
            <text:p>40,339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72602" table:style-name="ce6">
            <text:p>72,602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33816" table:style-name="ce6">
            <text:p>33,816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8228" table:style-name="ce6">
            <text:p>18,228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9T00:00:00" table:style-name="ce5">
            <text:p>2020/1/19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49146" table:style-name="ce6">
            <text:p>49,146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0725" table:style-name="ce6">
            <text:p>30,725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162605" table:style-name="ce6">
            <text:p>162,605<text:s/></text:p>
          </table:table-cell>
          <table:table-cell office:value-type="float" office:value="47112" table:style-name="ce6">
            <text:p>47,112<text:s/></text:p>
          </table:table-cell>
          <table:table-cell office:value-type="float" office:value="18110" table:style-name="ce6">
            <text:p>18,110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27008" table:style-name="ce6">
            <text:p>27,008<text:s/></text:p>
          </table:table-cell>
          <table:table-cell office:value-type="float" office:value="29332" table:style-name="ce6">
            <text:p>29,332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29936" table:style-name="ce6">
            <text:p>29,936<text:s/></text:p>
          </table:table-cell>
          <table:table-cell office:value-type="float" office:value="41462" table:style-name="ce6">
            <text:p>41,462<text:s/></text:p>
          </table:table-cell>
          <table:table-cell office:value-type="float" office:value="32897" table:style-name="ce6">
            <text:p>32,897<text:s/></text:p>
          </table:table-cell>
          <table:table-cell office:value-type="float" office:value="20299" table:style-name="ce6">
            <text:p>20,299<text:s/></text:p>
          </table:table-cell>
          <table:table-cell office:value-type="float" office:value="30624" table:style-name="ce6">
            <text:p>30,624<text:s/></text:p>
          </table:table-cell>
          <table:table-cell office:value-type="float" office:value="83279" table:style-name="ce6">
            <text:p>83,279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31658" table:style-name="ce6">
            <text:p>31,658<text:s/></text:p>
          </table:table-cell>
          <table:table-cell office:value-type="float" office:value="33121" table:style-name="ce6">
            <text:p>33,121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61303" table:style-name="ce6">
            <text:p>61,303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12780" table:style-name="ce6">
            <text:p>12,780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6007" table:style-name="ce6">
            <text:p>6,007<text:s/></text:p>
          </table:table-cell>
          <table:table-cell table:number-columns-repeated="16264"/>
        </table:table-row>
        <table:table-row table:style-name="ro2">
          <table:table-cell office:value-type="date" office:date-value="2020-01-20T00:00:00" table:style-name="ce5">
            <text:p>2020/1/20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46646" table:style-name="ce6">
            <text:p>46,646<text:s/></text:p>
          </table:table-cell>
          <table:table-cell office:value-type="float" office:value="53475" table:style-name="ce6">
            <text:p>53,475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15073" table:style-name="ce6">
            <text:p>15,073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35008" table:style-name="ce6">
            <text:p>35,008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28426" table:style-name="ce6">
            <text:p>28,426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29441" table:style-name="ce6">
            <text:p>29,441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36832" table:style-name="ce6">
            <text:p>36,832<text:s/></text:p>
          </table:table-cell>
          <table:table-cell office:value-type="float" office:value="30762" table:style-name="ce6">
            <text:p>30,76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40201" table:style-name="ce6">
            <text:p>40,201<text:s/></text:p>
          </table:table-cell>
          <table:table-cell office:value-type="float" office:value="29401" table:style-name="ce6">
            <text:p>29,401<text:s/></text:p>
          </table:table-cell>
          <table:table-cell office:value-type="float" office:value="30711" table:style-name="ce6">
            <text:p>30,711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161673" table:style-name="ce6">
            <text:p>161,673<text:s/></text:p>
          </table:table-cell>
          <table:table-cell office:value-type="float" office:value="48185" table:style-name="ce6">
            <text:p>48,185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31220" table:style-name="ce6">
            <text:p>31,220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26234" table:style-name="ce6">
            <text:p>26,234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34006" table:style-name="ce6">
            <text:p>34,006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35490" table:style-name="ce6">
            <text:p>35,490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27760" table:style-name="ce6">
            <text:p>27,760<text:s/></text:p>
          </table:table-cell>
          <table:table-cell office:value-type="float" office:value="36084" table:style-name="ce6">
            <text:p>36,084<text:s/></text:p>
          </table:table-cell>
          <table:table-cell office:value-type="float" office:value="44428" table:style-name="ce6">
            <text:p>44,428<text:s/></text:p>
          </table:table-cell>
          <table:table-cell office:value-type="float" office:value="46201" table:style-name="ce6">
            <text:p>46,201<text:s/></text:p>
          </table:table-cell>
          <table:table-cell office:value-type="float" office:value="28790" table:style-name="ce6">
            <text:p>28,790<text:s/></text:p>
          </table:table-cell>
          <table:table-cell office:value-type="float" office:value="33612" table:style-name="ce6">
            <text:p>33,612<text:s/></text:p>
          </table:table-cell>
          <table:table-cell office:value-type="float" office:value="84937" table:style-name="ce6">
            <text:p>84,937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36858" table:style-name="ce6">
            <text:p>36,858<text:s/></text:p>
          </table:table-cell>
          <table:table-cell office:value-type="float" office:value="41822" table:style-name="ce6">
            <text:p>41,822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71956" table:style-name="ce6">
            <text:p>71,956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35106" table:style-name="ce6">
            <text:p>35,106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45236" table:style-name="ce6">
            <text:p>45,236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27044" table:style-name="ce6">
            <text:p>27,044<text:s/></text:p>
          </table:table-cell>
          <table:table-cell office:value-type="float" office:value="28602" table:style-name="ce6">
            <text:p>28,602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32807" table:style-name="ce6">
            <text:p>32,807<text:s/></text:p>
          </table:table-cell>
          <table:table-cell office:value-type="float" office:value="28469" table:style-name="ce6">
            <text:p>28,469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608" table:style-name="ce6">
            <text:p>3,608<text:s/></text:p>
          </table:table-cell>
          <table:table-cell table:number-columns-repeated="16264"/>
        </table:table-row>
        <table:table-row table:style-name="ro2">
          <table:table-cell office:value-type="date" office:date-value="2020-01-21T00:00:00" table:style-name="ce5">
            <text:p>2020/1/21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46128" table:style-name="ce6">
            <text:p>46,128<text:s/></text:p>
          </table:table-cell>
          <table:table-cell office:value-type="float" office:value="55610" table:style-name="ce6">
            <text:p>55,610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33002" table:style-name="ce6">
            <text:p>33,00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28309" table:style-name="ce6">
            <text:p>28,309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29141" table:style-name="ce6">
            <text:p>29,141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37446" table:style-name="ce6">
            <text:p>37,446<text:s/></text:p>
          </table:table-cell>
          <table:table-cell office:value-type="float" office:value="31319" table:style-name="ce6">
            <text:p>31,319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40679" table:style-name="ce6">
            <text:p>40,679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31237" table:style-name="ce6">
            <text:p>31,237<text:s/></text:p>
          </table:table-cell>
          <table:table-cell office:value-type="float" office:value="24312" table:style-name="ce6">
            <text:p>24,312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157593" table:style-name="ce6">
            <text:p>157,593<text:s/></text:p>
          </table:table-cell>
          <table:table-cell office:value-type="float" office:value="48044" table:style-name="ce6">
            <text:p>48,044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32906" table:style-name="ce6">
            <text:p>32,906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33310" table:style-name="ce6">
            <text:p>33,310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37367" table:style-name="ce6">
            <text:p>37,367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27857" table:style-name="ce6">
            <text:p>27,857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44697" table:style-name="ce6">
            <text:p>44,697<text:s/></text:p>
          </table:table-cell>
          <table:table-cell office:value-type="float" office:value="46047" table:style-name="ce6">
            <text:p>46,047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33599" table:style-name="ce6">
            <text:p>33,599<text:s/></text:p>
          </table:table-cell>
          <table:table-cell office:value-type="float" office:value="79638" table:style-name="ce6">
            <text:p>79,638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36209" table:style-name="ce6">
            <text:p>36,209<text:s/></text:p>
          </table:table-cell>
          <table:table-cell office:value-type="float" office:value="41922" table:style-name="ce6">
            <text:p>41,922<text:s/></text:p>
          </table:table-cell>
          <table:table-cell office:value-type="float" office:value="24651" table:style-name="ce6">
            <text:p>24,651<text:s/></text:p>
          </table:table-cell>
          <table:table-cell office:value-type="float" office:value="72465" table:style-name="ce6">
            <text:p>72,465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15840" table:style-name="ce6">
            <text:p>15,840<text:s/></text:p>
          </table:table-cell>
          <table:table-cell office:value-type="float" office:value="33621" table:style-name="ce6">
            <text:p>33,621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45168" table:style-name="ce6">
            <text:p>45,168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6599" table:style-name="ce6">
            <text:p>26,599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19275" table:style-name="ce6">
            <text:p>19,275<text:s/></text:p>
          </table:table-cell>
          <table:table-cell office:value-type="float" office:value="33020" table:style-name="ce6">
            <text:p>33,020<text:s/></text:p>
          </table:table-cell>
          <table:table-cell office:value-type="float" office:value="29137" table:style-name="ce6">
            <text:p>29,137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661" table:style-name="ce6">
            <text:p>661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327" table:style-name="ce6">
            <text:p>1,327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3364" table:style-name="ce6">
            <text:p>3,364<text:s/></text:p>
          </table:table-cell>
          <table:table-cell table:number-columns-repeated="16264"/>
        </table:table-row>
        <table:table-row table:style-name="ro2">
          <table:table-cell office:value-type="date" office:date-value="2020-01-22T00:00:00" table:style-name="ce5">
            <text:p>2020/1/22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41367" table:style-name="ce6">
            <text:p>41,367<text:s/></text:p>
          </table:table-cell>
          <table:table-cell office:value-type="float" office:value="54709" table:style-name="ce6">
            <text:p>54,709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45519" table:style-name="ce6">
            <text:p>45,519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26268" table:style-name="ce6">
            <text:p>26,268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27204" table:style-name="ce6">
            <text:p>27,204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35364" table:style-name="ce6">
            <text:p>35,364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39998" table:style-name="ce6">
            <text:p>39,998<text:s/></text:p>
          </table:table-cell>
          <table:table-cell office:value-type="float" office:value="29122" table:style-name="ce6">
            <text:p>29,122<text:s/></text:p>
          </table:table-cell>
          <table:table-cell office:value-type="float" office:value="29997" table:style-name="ce6">
            <text:p>29,997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47793" table:style-name="ce6">
            <text:p>147,793<text:s/></text:p>
          </table:table-cell>
          <table:table-cell office:value-type="float" office:value="47813" table:style-name="ce6">
            <text:p>47,813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30608" table:style-name="ce6">
            <text:p>30,608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31086" table:style-name="ce6">
            <text:p>31,086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8918" table:style-name="ce6">
            <text:p>18,918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34721" table:style-name="ce6">
            <text:p>34,721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26748" table:style-name="ce6">
            <text:p>26,748<text:s/></text:p>
          </table:table-cell>
          <table:table-cell office:value-type="float" office:value="35085" table:style-name="ce6">
            <text:p>35,085<text:s/></text:p>
          </table:table-cell>
          <table:table-cell office:value-type="float" office:value="43652" table:style-name="ce6">
            <text:p>43,652<text:s/></text:p>
          </table:table-cell>
          <table:table-cell office:value-type="float" office:value="45068" table:style-name="ce6">
            <text:p>45,068<text:s/></text:p>
          </table:table-cell>
          <table:table-cell office:value-type="float" office:value="27713" table:style-name="ce6">
            <text:p>27,713<text:s/></text:p>
          </table:table-cell>
          <table:table-cell office:value-type="float" office:value="32526" table:style-name="ce6">
            <text:p>32,526<text:s/></text:p>
          </table:table-cell>
          <table:table-cell office:value-type="float" office:value="77497" table:style-name="ce6">
            <text:p>77,497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34713" table:style-name="ce6">
            <text:p>34,713<text:s/></text:p>
          </table:table-cell>
          <table:table-cell office:value-type="float" office:value="40560" table:style-name="ce6">
            <text:p>40,560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70076" table:style-name="ce6">
            <text:p>70,076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31246" table:style-name="ce6">
            <text:p>31,246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39430" table:style-name="ce6">
            <text:p>39,430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6576" table:style-name="ce6">
            <text:p>26,576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17744" table:style-name="ce6">
            <text:p>17,744<text:s/></text:p>
          </table:table-cell>
          <table:table-cell office:value-type="float" office:value="30911" table:style-name="ce6">
            <text:p>30,911<text:s/></text:p>
          </table:table-cell>
          <table:table-cell office:value-type="float" office:value="27363" table:style-name="ce6">
            <text:p>27,363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668" table:style-name="ce6">
            <text:p>668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959" table:style-name="ce6">
            <text:p>2,959<text:s/></text:p>
          </table:table-cell>
          <table:table-cell table:number-columns-repeated="16264"/>
        </table:table-row>
        <table:table-row table:style-name="ro2">
          <table:table-cell office:value-type="date" office:date-value="2020-01-23T00:00:00" table:style-name="ce5">
            <text:p>2020/1/23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38638" table:style-name="ce6">
            <text:p>38,638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95542" table:style-name="ce6">
            <text:p>95,542<text:s/></text:p>
          </table:table-cell>
          <table:table-cell office:value-type="float" office:value="32784" table:style-name="ce6">
            <text:p>32,784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5356" table:style-name="ce6">
            <text:p>15,356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18891" table:style-name="ce6">
            <text:p>18,891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26559" table:style-name="ce6">
            <text:p>26,559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55366" table:style-name="ce6">
            <text:p>55,366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20602" table:style-name="ce6">
            <text:p>20,602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42354" table:style-name="ce6">
            <text:p>42,354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504" table:style-name="ce6">
            <text:p>2,504<text:s/></text:p>
          </table:table-cell>
          <table:table-cell table:number-columns-repeated="16264"/>
        </table:table-row>
        <table:table-row table:style-name="ro2">
          <table:table-cell office:value-type="date" office:date-value="2020-01-24T00:00:00" table:style-name="ce5">
            <text:p>2020/1/24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63374" table:style-name="ce6">
            <text:p>63,374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32197" table:style-name="ce6">
            <text:p>32,197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542" table:style-name="ce6">
            <text:p>1,542<text:s/></text:p>
          </table:table-cell>
          <table:table-cell table:number-columns-repeated="16264"/>
        </table:table-row>
        <table:table-row table:style-name="ro2">
          <table:table-cell office:value-type="date" office:date-value="2020-01-25T00:00:00" table:style-name="ce5">
            <text:p>2020/1/25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27760" table:style-name="ce6">
            <text:p>27,760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107805" table:style-name="ce6">
            <text:p>107,805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20516" table:style-name="ce6">
            <text:p>20,516<text:s/></text:p>
          </table:table-cell>
          <table:table-cell office:value-type="float" office:value="27202" table:style-name="ce6">
            <text:p>27,202<text:s/></text:p>
          </table:table-cell>
          <table:table-cell office:value-type="float" office:value="18684" table:style-name="ce6">
            <text:p>18,684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50094" table:style-name="ce6">
            <text:p>50,094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29013" table:style-name="ce6">
            <text:p>29,013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55212" table:style-name="ce6">
            <text:p>55,212<text:s/></text:p>
          </table:table-cell>
          <table:table-cell office:value-type="float" office:value="62255" table:style-name="ce6">
            <text:p>62,255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45759" table:style-name="ce6">
            <text:p>45,759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32783" table:style-name="ce6">
            <text:p>32,783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3958" table:style-name="ce6">
            <text:p>3,958<text:s/></text:p>
          </table:table-cell>
          <table:table-cell table:number-columns-repeated="16264"/>
        </table:table-row>
        <table:table-row table:style-name="ro2">
          <table:table-cell office:value-type="date" office:date-value="2020-01-26T00:00:00" table:style-name="ce5">
            <text:p>2020/1/26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120559" table:style-name="ce6">
            <text:p>120,559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28676" table:style-name="ce6">
            <text:p>28,676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53022" table:style-name="ce6">
            <text:p>53,022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40522" table:style-name="ce6">
            <text:p>40,522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493" table:style-name="ce6">
            <text:p>493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068" table:style-name="ce6">
            <text:p>2,068<text:s/></text:p>
          </table:table-cell>
          <table:table-cell table:number-columns-repeated="16264"/>
        </table:table-row>
        <table:table-row table:style-name="ro2">
          <table:table-cell office:value-type="date" office:date-value="2020-01-27T00:00:00" table:style-name="ce5">
            <text:p>2020/1/27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31174" table:style-name="ce6">
            <text:p>31,174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140819" table:style-name="ce6">
            <text:p>140,819<text:s/></text:p>
          </table:table-cell>
          <table:table-cell office:value-type="float" office:value="30175" table:style-name="ce6">
            <text:p>30,175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27428" table:style-name="ce6">
            <text:p>27,428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42561" table:style-name="ce6">
            <text:p>42,561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34455" table:style-name="ce6">
            <text:p>34,455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34622" table:style-name="ce6">
            <text:p>34,622<text:s/></text:p>
          </table:table-cell>
          <table:table-cell office:value-type="float" office:value="69584" table:style-name="ce6">
            <text:p>69,584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50084" table:style-name="ce6">
            <text:p>50,084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664" table:style-name="ce6">
            <text:p>664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3201" table:style-name="ce6">
            <text:p>3,201<text:s/></text:p>
          </table:table-cell>
          <table:table-cell table:number-columns-repeated="16264"/>
        </table:table-row>
        <table:table-row table:style-name="ro2">
          <table:table-cell office:value-type="date" office:date-value="2020-01-28T00:00:00" table:style-name="ce5">
            <text:p>2020/1/28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33884" table:style-name="ce6">
            <text:p>33,884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14306" table:style-name="ce6">
            <text:p>14,306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14394" table:style-name="ce6">
            <text:p>14,394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49151" table:style-name="ce6">
            <text:p>149,151<text:s/></text:p>
          </table:table-cell>
          <table:table-cell office:value-type="float" office:value="31946" table:style-name="ce6">
            <text:p>31,946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41691" table:style-name="ce6">
            <text:p>41,691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36553" table:style-name="ce6">
            <text:p>36,553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32807" table:style-name="ce6">
            <text:p>32,807<text:s/></text:p>
          </table:table-cell>
          <table:table-cell office:value-type="float" office:value="66923" table:style-name="ce6">
            <text:p>66,923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20719" table:style-name="ce6">
            <text:p>20,719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50453" table:style-name="ce6">
            <text:p>50,453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446" table:style-name="ce6">
            <text:p>3,446<text:s/></text:p>
          </table:table-cell>
          <table:table-cell table:number-columns-repeated="16264"/>
        </table:table-row>
        <table:table-row table:style-name="ro2">
          <table:table-cell office:value-type="date" office:date-value="2020-01-29T00:00:00" table:style-name="ce5">
            <text:p>2020/1/29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32858" table:style-name="ce6">
            <text:p>32,85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141245" table:style-name="ce6">
            <text:p>141,245<text:s/></text:p>
          </table:table-cell>
          <table:table-cell office:value-type="float" office:value="30753" table:style-name="ce6">
            <text:p>30,753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16219" table:style-name="ce6">
            <text:p>16,219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9687" table:style-name="ce6">
            <text:p>29,687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33010" table:style-name="ce6">
            <text:p>33,010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26923" table:style-name="ce6">
            <text:p>26,923<text:s/></text:p>
          </table:table-cell>
          <table:table-cell office:value-type="float" office:value="61411" table:style-name="ce6">
            <text:p>61,411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44368" table:style-name="ce6">
            <text:p>44,368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8836" table:style-name="ce6">
            <text:p>18,836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2632" table:style-name="ce6">
            <text:p>2,632<text:s/></text:p>
          </table:table-cell>
          <table:table-cell table:number-columns-repeated="16264"/>
        </table:table-row>
        <table:table-row table:style-name="ro2">
          <table:table-cell office:value-type="date" office:date-value="2020-01-30T00:00:00" table:style-name="ce5">
            <text:p>2020/1/30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37529" table:style-name="ce6">
            <text:p>37,529<text:s/></text:p>
          </table:table-cell>
          <table:table-cell office:value-type="float" office:value="40533" table:style-name="ce6">
            <text:p>40,533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25474" table:style-name="ce6">
            <text:p>25,474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32108" table:style-name="ce6">
            <text:p>32,108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24965" table:style-name="ce6">
            <text:p>24,965<text:s/></text:p>
          </table:table-cell>
          <table:table-cell office:value-type="float" office:value="20446" table:style-name="ce6">
            <text:p>20,446<text:s/></text:p>
          </table:table-cell>
          <table:table-cell office:value-type="float" office:value="21092" table:style-name="ce6">
            <text:p>21,092<text:s/></text:p>
          </table:table-cell>
          <table:table-cell office:value-type="float" office:value="143809" table:style-name="ce6">
            <text:p>143,809<text:s/></text:p>
          </table:table-cell>
          <table:table-cell office:value-type="float" office:value="37991" table:style-name="ce6">
            <text:p>37,991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22397" table:style-name="ce6">
            <text:p>22,397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21872" table:style-name="ce6">
            <text:p>21,872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37199" table:style-name="ce6">
            <text:p>37,199<text:s/></text:p>
          </table:table-cell>
          <table:table-cell office:value-type="float" office:value="36435" table:style-name="ce6">
            <text:p>36,435<text:s/></text:p>
          </table:table-cell>
          <table:table-cell office:value-type="float" office:value="23308" table:style-name="ce6">
            <text:p>23,308<text:s/></text:p>
          </table:table-cell>
          <table:table-cell office:value-type="float" office:value="29786" table:style-name="ce6">
            <text:p>29,786<text:s/></text:p>
          </table:table-cell>
          <table:table-cell office:value-type="float" office:value="69536" table:style-name="ce6">
            <text:p>69,536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29477" table:style-name="ce6">
            <text:p>29,477<text:s/></text:p>
          </table:table-cell>
          <table:table-cell office:value-type="float" office:value="32982" table:style-name="ce6">
            <text:p>32,982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58281" table:style-name="ce6">
            <text:p>58,281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28276" table:style-name="ce6">
            <text:p>28,276<text:s/></text:p>
          </table:table-cell>
          <table:table-cell office:value-type="float" office:value="16884" table:style-name="ce6">
            <text:p>16,884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36053" table:style-name="ce6">
            <text:p>36,053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27828" table:style-name="ce6">
            <text:p>27,828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453" table:style-name="ce6">
            <text:p>453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453" table:style-name="ce6">
            <text:p>453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1911" table:style-name="ce6">
            <text:p>1,911<text:s/></text:p>
          </table:table-cell>
          <table:table-cell table:number-columns-repeated="16264"/>
        </table:table-row>
        <table:table-row table:style-name="ro2">
          <table:table-cell office:value-type="date" office:date-value="2020-01-31T00:00:00" table:style-name="ce5">
            <text:p>2020/1/31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39176" table:style-name="ce6">
            <text:p>39,176<text:s/></text:p>
          </table:table-cell>
          <table:table-cell office:value-type="float" office:value="45765" table:style-name="ce6">
            <text:p>45,765<text:s/></text:p>
          </table:table-cell>
          <table:table-cell office:value-type="float" office:value="21873" table:style-name="ce6">
            <text:p>21,873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45480" table:style-name="ce6">
            <text:p>45,480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29408" table:style-name="ce6">
            <text:p>29,408<text:s/></text:p>
          </table:table-cell>
          <table:table-cell office:value-type="float" office:value="25774" table:style-name="ce6">
            <text:p>25,774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26883" table:style-name="ce6">
            <text:p>26,883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22041" table:style-name="ce6">
            <text:p>22,041<text:s/></text:p>
          </table:table-cell>
          <table:table-cell office:value-type="float" office:value="150981" table:style-name="ce6">
            <text:p>150,981<text:s/></text:p>
          </table:table-cell>
          <table:table-cell office:value-type="float" office:value="42290" table:style-name="ce6">
            <text:p>42,290<text:s/></text:p>
          </table:table-cell>
          <table:table-cell office:value-type="float" office:value="20836" table:style-name="ce6">
            <text:p>20,836<text:s/></text:p>
          </table:table-cell>
          <table:table-cell office:value-type="float" office:value="21399" table:style-name="ce6">
            <text:p>21,399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32897" table:style-name="ce6">
            <text:p>32,897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31274" table:style-name="ce6">
            <text:p>31,274<text:s/></text:p>
          </table:table-cell>
          <table:table-cell office:value-type="float" office:value="39063" table:style-name="ce6">
            <text:p>39,063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30301" table:style-name="ce6">
            <text:p>30,301<text:s/></text:p>
          </table:table-cell>
          <table:table-cell office:value-type="float" office:value="74259" table:style-name="ce6">
            <text:p>74,259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32246" table:style-name="ce6">
            <text:p>32,246<text:s/></text:p>
          </table:table-cell>
          <table:table-cell office:value-type="float" office:value="35773" table:style-name="ce6">
            <text:p>35,773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63010" table:style-name="ce6">
            <text:p>63,010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29190" table:style-name="ce6">
            <text:p>29,190<text:s/></text:p>
          </table:table-cell>
          <table:table-cell office:value-type="float" office:value="18027" table:style-name="ce6">
            <text:p>18,027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37258" table:style-name="ce6">
            <text:p>37,258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22048" table:style-name="ce6">
            <text:p>22,048<text:s/></text:p>
          </table:table-cell>
          <table:table-cell office:value-type="float" office:value="24943" table:style-name="ce6">
            <text:p>24,943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677" table:style-name="ce6">
            <text:p>677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086" table:style-name="ce6">
            <text:p>1,086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3504" table:style-name="ce6">
            <text:p>3,50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23:34Z</meta:creation-date>
    <dc:date>2020-10-14T06:25:22Z</dc:date>
  </office:meta>
</office:document-meta>
</file>